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/>
    <style:style style:name="ce8" style:family="table-cell" style:parent-style-name="Default" style:data-style-name="N124"/>
    <style:style style:name="ce9" style:family="table-cell" style:parent-style-name="Default" style:data-style-name="N125"/>
    <style:style style:name="ce10" style:family="table-cell" style:parent-style-name="Default" style:data-style-name="N126"/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becny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uzina</text:p>
          </table:table-cell>
          <table:table-cell office:value-type="string" calcext:value-type="string">
            <text:p>delka cm</text:p>
          </table:table-cell>
          <table:table-cell office:value-type="string" calcext:value-type="string">
            <text:p>vaha 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.8" calcext:value-type="float">
            <text:p>9.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.2" calcext:value-type="float">
            <text:p>15.2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3.1" calcext:value-type="float">
            <text:p>13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1.5" calcext:value-type="float">
            <text:p>11.5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y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etometr</text:p>
          </table:table-cell>
          <table:table-cell office:value-type="string" calcext:value-type="string">
            <text:p>1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0.1 s</text:p>
          </table:table-cell>
          <table:table-cell/>
        </table:table-row>
      </table:table>
      <table:table table:name="sta" table:style-name="ta1">
        <table:shapes>
          <draw:frame draw:z-index="0" draw:style-name="gr1" draw:text-style-name="P1" svg:width="453.46pt" svg:height="255.23pt" svg:x="810.14pt" svg:y="62.5pt">
            <draw:object draw:notify-on-update-of-ranges="sta.C3:sta.C8 sta.D3:sta.D8 sta.C13:sta.C18 sta.D13:sta.D18 sta.C23:sta.C27 sta.D23:sta.D27 sta.C32:sta.C36 sta.D32:sta.D36 sta.C41:sta.C45 sta.D41:sta.D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pruz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s nim</text:p>
          </table:table-cell>
          <table:table-cell office:value-type="string" calcext:value-type="string">
            <text:p>bez ne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table:formula="of:=[.Q3]-[.P3]" office:value-type="float" office:value="33" calcext:value-type="float">
            <text:p>33</text:p>
          </table:table-cell>
          <table:table-cell table:formula="of:=[.C3]*[.D3]" office:value-type="float" office:value="3300" calcext:value-type="float">
            <text:p>3300</text:p>
          </table:table-cell>
          <table:table-cell table:formula="of:=[.C3]*[.C3]" office:value-type="float" office:value="10000" calcext:value-type="float">
            <text:p>10000</text:p>
          </table:table-cell>
          <table:table-cell table:formula="of:=POWER([.$I$10]*[.C3]-[.D3];2)" office:value-type="float" office:value="0.151069191485055" calcext:value-type="float">
            <text:p>0.1510691915</text:p>
          </table:table-cell>
          <table:table-cell table:formula="of:=9.81*[.C3]/[.D3]" office:value-type="float" office:value="29.7272727272727" calcext:value-type="float">
            <text:p>29.7272727273</text:p>
          </table:table-cell>
          <table:table-cell table:number-columns-repeated="5"/>
          <table:table-cell office:value-type="float" office:value="9.81373" calcext:value-type="float">
            <text:p>9.8137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table:formula="of:=[.Q4]-[.P4]" office:value-type="float" office:value="39" calcext:value-type="float">
            <text:p>39</text:p>
          </table:table-cell>
          <table:table-cell table:formula="of:=[.C4]*[.D4]" office:value-type="float" office:value="4680" calcext:value-type="float">
            <text:p>4680</text:p>
          </table:table-cell>
          <table:table-cell table:formula="of:=[.C4]*[.C4]" office:value-type="float" office:value="14400" calcext:value-type="float">
            <text:p>14400</text:p>
          </table:table-cell>
          <table:table-cell table:formula="of:=POWER([.$I$10]*[.C4]-[.D4];2)" office:value-type="float" office:value="0.0178459021096227" calcext:value-type="float">
            <text:p>0.0178459021</text:p>
          </table:table-cell>
          <table:table-cell table:formula="of:=9.81*[.C4]/[.D4]" office:value-type="float" office:value="30.1846153846154" calcext:value-type="float">
            <text:p>30.1846153846</text:p>
          </table:table-cell>
          <table:table-cell table:number-columns-repeated="7"/>
          <table:table-cell office:value-type="float" office:value="515" calcext:value-type="float">
            <text:p>515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table:formula="of:=[.Q5]-[.P5]" office:value-type="float" office:value="49" calcext:value-type="float">
            <text:p>49</text:p>
          </table:table-cell>
          <table:table-cell table:formula="of:=[.C5]*[.D5]" office:value-type="float" office:value="7350" calcext:value-type="float">
            <text:p>7350</text:p>
          </table:table-cell>
          <table:table-cell table:formula="of:=[.C5]*[.C5]" office:value-type="float" office:value="22500" calcext:value-type="float">
            <text:p>22500</text:p>
          </table:table-cell>
          <table:table-cell table:formula="of:=POWER([.$I$10]*[.C5]-[.D5];2)" office:value-type="float" office:value="0.00689137497797989" calcext:value-type="float">
            <text:p>0.006891375</text:p>
          </table:table-cell>
          <table:table-cell table:formula="of:=9.81*[.C5]/[.D5]" office:value-type="float" office:value="30.030612244898" calcext:value-type="float">
            <text:p>30.0306122449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table:formula="of:=[.Q6]-[.P6]" office:value-type="float" office:value="81" calcext:value-type="float">
            <text:p>81</text:p>
          </table:table-cell>
          <table:table-cell table:formula="of:=[.C6]*[.D6]" office:value-type="float" office:value="20250" calcext:value-type="float">
            <text:p>20250</text:p>
          </table:table-cell>
          <table:table-cell table:formula="of:=[.C6]*[.C6]" office:value-type="float" office:value="62500" calcext:value-type="float">
            <text:p>62500</text:p>
          </table:table-cell>
          <table:table-cell table:formula="of:=POWER([.$I$10]*[.C6]-[.D6];2)" office:value-type="float" office:value="0.279110917464636" calcext:value-type="float">
            <text:p>0.2791109175</text:p>
          </table:table-cell>
          <table:table-cell table:formula="of:=9.81*[.C6]/[.D6]" office:value-type="float" office:value="30.2777777777778" calcext:value-type="float">
            <text:p>30.277777777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k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table:formula="of:=[.Q7]-[.P7]" office:value-type="float" office:value="121" calcext:value-type="float">
            <text:p>121</text:p>
          </table:table-cell>
          <table:table-cell table:formula="of:=[.C7]*[.D7]" office:value-type="float" office:value="44770" calcext:value-type="float">
            <text:p>44770</text:p>
          </table:table-cell>
          <table:table-cell table:formula="of:=[.C7]*[.C7]" office:value-type="float" office:value="136900" calcext:value-type="float">
            <text:p>136900</text:p>
          </table:table-cell>
          <table:table-cell table:formula="of:=POWER([.$I$10]*[.C7]-[.D7];2)" office:value-type="float" office:value="0.114312931611719" calcext:value-type="float">
            <text:p>0.1143129316</text:p>
          </table:table-cell>
          <table:table-cell table:formula="of:=9.81*[.C7]/[.D7]" office:value-type="float" office:value="29.997520661157" calcext:value-type="float">
            <text:p>29.9975206612</text:p>
          </table:table-cell>
          <table:table-cell table:formula="of:=[.$N$3]/[.I10]" office:value-type="float" office:value="30.0930132777263" calcext:value-type="float">
            <text:p>30.0930132777</text:p>
          </table:table-cell>
          <table:table-cell table:formula="of:=[.I7]*[.L10]" office:value-type="float" office:value="0.261972139093243" calcext:value-type="float">
            <text:p>0.2619721391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table:formula="of:=[.Q8]-[.P8]" office:value-type="float" office:value="163" calcext:value-type="float">
            <text:p>163</text:p>
          </table:table-cell>
          <table:table-cell table:formula="of:=[.C8]*[.D8]" office:value-type="float" office:value="81500" calcext:value-type="float">
            <text:p>81500</text:p>
          </table:table-cell>
          <table:table-cell table:formula="of:=[.C8]*[.C8]" office:value-type="float" office:value="250000" calcext:value-type="float">
            <text:p>250000</text:p>
          </table:table-cell>
          <table:table-cell table:formula="of:=POWER([.$I$10]*[.C8]-[.D8];2)" office:value-type="float" office:value="0.00320570894780543" calcext:value-type="float">
            <text:p>0.0032057089</text:p>
          </table:table-cell>
          <table:table-cell table:formula="of:=9.81*[.C8]/[.D8]" office:value-type="float" office:value="30.0920245398773" calcext:value-type="float">
            <text:p>30.0920245399</text:p>
          </table:table-cell>
          <table:table-cell table:number-columns-repeated="7"/>
          <table:table-cell office:value-type="float" office:value="391" calcext:value-type="float">
            <text:p>391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gmaa</text:p>
          </table:table-cell>
          <table:table-cell office:value-type="string" calcext:value-type="string">
            <text:p>rela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3:.E8])" office:value-type="float" office:value="161850" calcext:value-type="float">
            <text:p>161850</text:p>
          </table:table-cell>
          <table:table-cell table:formula="of:=SUM([.F3:.F8])" office:value-type="float" office:value="496300" calcext:value-type="float">
            <text:p>496300</text:p>
          </table:table-cell>
          <table:table-cell table:formula="of:=SUM([.G3:.G8])" office:value-type="float" office:value="0.572436026596818" calcext:value-type="float">
            <text:p>0.5724360266</text:p>
          </table:table-cell>
          <table:table-cell/>
          <table:table-cell table:formula="of:=[.E10]/[.F10]" office:value-type="float" office:value="0.326113237960911" calcext:value-type="float">
            <text:p>0.326113238</text:p>
          </table:table-cell>
          <table:table-cell table:formula="of:=1/[.F10]*4" office:value-type="float" office:value="0.0000080596413459601" calcext:value-type="float">
            <text:p>8.0596413459601E-006</text:p>
          </table:table-cell>
          <table:table-cell table:formula="of:=SQRT([.J10])" office:value-type="float" office:value="0.00283895074736426" calcext:value-type="float">
            <text:p>0.0028389507</text:p>
          </table:table-cell>
          <table:table-cell table:formula="of:=[.K10]/[.I10]" office:value-type="float" office:value="0.00870541400010432" calcext:value-type="float">
            <text:p>0.008705414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415" calcext:value-type="float">
            <text:p>415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389" calcext:value-type="float">
            <text:p>389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20" calcext:value-type="float">
            <text:p>20</text:p>
          </table:table-cell>
          <table:table-cell table:formula="of:=[.Q9]-[.P9]" office:value-type="float" office:value="27" calcext:value-type="float">
            <text:p>27</text:p>
          </table:table-cell>
          <table:table-cell table:formula="of:=[.C13]*[.D13]" office:value-type="float" office:value="540" calcext:value-type="float">
            <text:p>540</text:p>
          </table:table-cell>
          <table:table-cell table:formula="of:=[.C13]*[.C13]" office:value-type="float" office:value="400" calcext:value-type="float">
            <text:p>400</text:p>
          </table:table-cell>
          <table:table-cell table:formula="of:=POWER([.$I$20]*[.C13]-[.D13];2)" office:value-type="float" office:value="0.0516068868706022" calcext:value-type="float">
            <text:p>0.0516068869</text:p>
          </table:table-cell>
          <table:table-cell table:formula="of:=9.81*[.C13]/[.D13]" office:value-type="float" office:value="7.26666666666667" calcext:value-type="float">
            <text:p>7.2666666667</text:p>
          </table:table-cell>
          <table:table-cell table:number-columns-repeated="7"/>
          <table:table-cell office:value-type="float" office:value="349" calcext:value-type="float">
            <text:p>349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table:formula="of:=[.Q10]-[.P10]" office:value-type="float" office:value="66" calcext:value-type="float">
            <text:p>66</text:p>
          </table:table-cell>
          <table:table-cell table:formula="of:=[.C14]*[.D14]" office:value-type="float" office:value="3300" calcext:value-type="float">
            <text:p>3300</text:p>
          </table:table-cell>
          <table:table-cell table:formula="of:=[.C14]*[.C14]" office:value-type="float" office:value="2500" calcext:value-type="float">
            <text:p>2500</text:p>
          </table:table-cell>
          <table:table-cell table:formula="of:=POWER([.$I$20]*[.C14]-[.D14];2)" office:value-type="float" office:value="0.868756851404506" calcext:value-type="float">
            <text:p>0.8687568514</text:p>
          </table:table-cell>
          <table:table-cell table:formula="of:=9.81*[.C14]/[.D14]" office:value-type="float" office:value="7.43181818181818" calcext:value-type="float">
            <text:p>7.4318181818</text:p>
          </table:table-cell>
          <table:table-cell table:number-columns-repeated="7"/>
          <table:table-cell office:value-type="float" office:value="283" calcext:value-type="float">
            <text:p>283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formula="of:=[.Q11]-[.P11]" office:value-type="float" office:value="135" calcext:value-type="float">
            <text:p>135</text:p>
          </table:table-cell>
          <table:table-cell table:formula="of:=[.C15]*[.D15]" office:value-type="float" office:value="13500" calcext:value-type="float">
            <text:p>13500</text:p>
          </table:table-cell>
          <table:table-cell table:formula="of:=[.C15]*[.C15]" office:value-type="float" office:value="10000" calcext:value-type="float">
            <text:p>10000</text:p>
          </table:table-cell>
          <table:table-cell table:formula="of:=POWER([.$I$20]*[.C15]-[.D15];2)" office:value-type="float" office:value="1.29017217176502" calcext:value-type="float">
            <text:p>1.2901721718</text:p>
          </table:table-cell>
          <table:table-cell table:formula="of:=9.81*[.C15]/[.D15]" office:value-type="float" office:value="7.26666666666667" calcext:value-type="float">
            <text:p>7.2666666667</text:p>
          </table:table-cell>
          <table:table-cell table:number-columns-repeated="7"/>
          <table:table-cell office:value-type="float" office:value="482" calcext:value-type="float">
            <text:p>482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 table:formula="of:=[.Q12]-[.P12]" office:value-type="float" office:value="161" calcext:value-type="float">
            <text:p>161</text:p>
          </table:table-cell>
          <table:table-cell table:formula="of:=[.C16]*[.D16]" office:value-type="float" office:value="19320" calcext:value-type="float">
            <text:p>19320</text:p>
          </table:table-cell>
          <table:table-cell table:formula="of:=[.C16]*[.C16]" office:value-type="float" office:value="14400" calcext:value-type="float">
            <text:p>14400</text:p>
          </table:table-cell>
          <table:table-cell table:formula="of:=POWER([.$I$20]*[.C16]-[.D16];2)" office:value-type="float" office:value="0.131790020882846" calcext:value-type="float">
            <text:p>0.1317900209</text:p>
          </table:table-cell>
          <table:table-cell table:formula="of:=9.81*[.C16]/[.D16]" office:value-type="float" office:value="7.31180124223603" calcext:value-type="float">
            <text:p>7.31180124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k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formula="of:=[.Q13]-[.P13]" office:value-type="float" office:value="201" calcext:value-type="float">
            <text:p>201</text:p>
          </table:table-cell>
          <table:table-cell table:formula="of:=[.C17]*[.D17]" office:value-type="float" office:value="30150" calcext:value-type="float">
            <text:p>30150</text:p>
          </table:table-cell>
          <table:table-cell table:formula="of:=[.C17]*[.C17]" office:value-type="float" office:value="22500" calcext:value-type="float">
            <text:p>22500</text:p>
          </table:table-cell>
          <table:table-cell table:formula="of:=POWER([.$I$20]*[.C17]-[.D17];2)" office:value-type="float" office:value="0.041528811861053" calcext:value-type="float">
            <text:p>0.0415288119</text:p>
          </table:table-cell>
          <table:table-cell table:formula="of:=9.81*[.C17]/[.D17]" office:value-type="float" office:value="7.32089552238806" calcext:value-type="float">
            <text:p>7.3208955224</text:p>
          </table:table-cell>
          <table:table-cell table:formula="of:=[.$N$3]/[.I20]" office:value-type="float" office:value="7.3311118376175" calcext:value-type="float">
            <text:p>7.3311118376</text:p>
          </table:table-cell>
          <table:table-cell table:formula="of:=[.I17]*[.L20]" office:value-type="float" office:value="0.0365508441596459" calcext:value-type="float">
            <text:p>0.0365508442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  <table:table-cell table:formula="of:=[.Q14]-[.P14]" office:value-type="float" office:value="267" calcext:value-type="float">
            <text:p>267</text:p>
          </table:table-cell>
          <table:table-cell table:formula="of:=[.C18]*[.D18]" office:value-type="float" office:value="53400" calcext:value-type="float">
            <text:p>53400</text:p>
          </table:table-cell>
          <table:table-cell table:formula="of:=[.C18]*[.C18]" office:value-type="float" office:value="40000" calcext:value-type="float">
            <text:p>40000</text:p>
          </table:table-cell>
          <table:table-cell table:formula="of:=POWER([.$I$20]*[.C18]-[.D18];2)" office:value-type="float" office:value="0.530399154766094" calcext:value-type="float">
            <text:p>0.5303991548</text:p>
          </table:table-cell>
          <table:table-cell table:formula="of:=9.81*[.C18]/[.D18]" office:value-type="float" office:value="7.34831460674157" calcext:value-type="float">
            <text:p>7.3483146067</text:p>
          </table:table-cell>
          <table:table-cell table:number-columns-repeated="7"/>
          <table:table-cell office:value-type="float" office:value="438" calcext:value-type="float">
            <text:p>438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gmaa</text:p>
          </table:table-cell>
          <table:table-cell office:value-type="string" calcext:value-type="string">
            <text:p>rela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13:.E18])" office:value-type="float" office:value="120210" calcext:value-type="float">
            <text:p>120210</text:p>
          </table:table-cell>
          <table:table-cell table:formula="of:=SUM([.F13:.F18])" office:value-type="float" office:value="89800" calcext:value-type="float">
            <text:p>89800</text:p>
          </table:table-cell>
          <table:table-cell table:formula="of:=SUM([.G13:.G18])" office:value-type="float" office:value="2.91425389755013" calcext:value-type="float">
            <text:p>2.9142538976</text:p>
          </table:table-cell>
          <table:table-cell/>
          <table:table-cell table:formula="of:=[.E20]/[.F20]" office:value-type="float" office:value="1.33864142538976" calcext:value-type="float">
            <text:p>1.3386414254</text:p>
          </table:table-cell>
          <table:table-cell table:formula="of:=1/[.F20]*4" office:value-type="float" office:value="0.000044543429844098" calcext:value-type="float">
            <text:p>4.4543429844098E-005</text:p>
          </table:table-cell>
          <table:table-cell table:formula="of:=SQRT([.J20])" office:value-type="float" office:value="0.00667408644266" calcext:value-type="float">
            <text:p>0.0066740864</text:p>
          </table:table-cell>
          <table:table-cell table:formula="of:=[.K20]/[.I20]" office:value-type="float" office:value="0.00498571635097636" calcext:value-type="float">
            <text:p>0.0049857164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515" calcext:value-type="float">
            <text:p>515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371" calcext:value-type="float">
            <text:p>371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office:value-type="string" calcext:value-type="string">
            <text:p>pružin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k</text:p>
          </table:table-cell>
        </table:table-row>
        <table:table-row table:style-name="ro1">
          <table:table-cell table:number-columns-repeated="15"/>
          <table:table-cell office:value-type="float" office:value="228" calcext:value-type="float">
            <text:p>228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table:formula="of:=[.I10]" office:value-type="float" office:value="0.326113237960911" calcext:value-type="float">
            <text:p>0.326</text:p>
          </table:table-cell>
          <table:table-cell table:style-name="ce3" table:formula="of:=[.K10]" office:value-type="float" office:value="0.00283895074736426" calcext:value-type="float">
            <text:p>0.0028</text:p>
          </table:table-cell>
          <table:table-cell table:style-name="ce2" table:formula="of:=[.I7]" office:value-type="float" office:value="30.0930132777263" calcext:value-type="float">
            <text:p>30.093</text:p>
          </table:table-cell>
          <table:table-cell table:style-name="ce2" table:formula="of:=[.J7]" office:value-type="float" office:value="0.261972139093243" calcext:value-type="float">
            <text:p>0.262</text:p>
          </table:table-cell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formula="of:=[.Q15]-[.P15]" office:value-type="float" office:value="17" calcext:value-type="float">
            <text:p>17</text:p>
          </table:table-cell>
          <table:table-cell table:number-columns-repeated="2"/>
          <table:table-cell table:formula="of:=POWER([.$I$29]*[.C23]-[.D23];2)" office:value-type="float" office:value="113.247716640677" calcext:value-type="float">
            <text:p>113.2477166407</text:p>
          </table:table-cell>
          <table:table-cell table:formula="of:=9.81*[.C23]/[.D23]" office:value-type="float" office:value="57.7058823529412" calcext:value-type="float">
            <text:p>57.7058823529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2" table:formula="of:=[.I20]" office:value-type="float" office:value="1.33864142538976" calcext:value-type="float">
            <text:p>1.339</text:p>
          </table:table-cell>
          <table:table-cell table:style-name="ce3" table:formula="of:=[.K20]" office:value-type="float" office:value="0.00667408644266" calcext:value-type="float">
            <text:p>0.0067</text:p>
          </table:table-cell>
          <table:table-cell table:style-name="ce2" table:formula="of:=[.I17]" office:value-type="float" office:value="7.3311118376175" calcext:value-type="float">
            <text:p>7.331</text:p>
          </table:table-cell>
          <table:table-cell table:style-name="ce2" table:formula="of:=[.J17]" office:value-type="float" office:value="0.0365508441596459" calcext:value-type="float">
            <text:p>0.037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table:formula="of:=[.Q16]-[.P16]" office:value-type="float" office:value="21" calcext:value-type="float">
            <text:p>21</text:p>
          </table:table-cell>
          <table:table-cell table:number-columns-repeated="2"/>
          <table:table-cell table:formula="of:=POWER([.$I$29]*[.C24]-[.D24];2)" office:value-type="float" office:value="148.112532858098" calcext:value-type="float">
            <text:p>148.1125328581</text:p>
          </table:table-cell>
          <table:table-cell table:formula="of:=9.81*[.C24]/[.D24]" office:value-type="float" office:value="56.0571428571429" calcext:value-type="float">
            <text:p>56.0571428571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table:formula="of:=[.I29]" office:value-type="float" office:value="0.276417910447761" calcext:value-type="float">
            <text:p>0.276</text:p>
          </table:table-cell>
          <table:table-cell table:style-name="ce3" table:formula="of:=[.K29]" office:value-type="float" office:value="0.00345547370232544" calcext:value-type="float">
            <text:p>0.0035</text:p>
          </table:table-cell>
          <table:table-cell table:style-name="ce2" table:formula="of:=[.I26]" office:value-type="float" office:value="35.5032348812095" calcext:value-type="float">
            <text:p>35.503</text:p>
          </table:table-cell>
          <table:table-cell table:style-name="ce2" table:formula="of:=[.J26]" office:value-type="float" office:value="0.443822523224983" calcext:value-type="float">
            <text:p>0.44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table:formula="of:=[.Q17]-[.P17]" office:value-type="float" office:value="29" calcext:value-type="float">
            <text:p>29</text:p>
          </table:table-cell>
          <table:table-cell table:formula="of:=[.C25]*[.D25]" office:value-type="float" office:value="4350" calcext:value-type="float">
            <text:p>4350</text:p>
          </table:table-cell>
          <table:table-cell table:formula="of:=[.C25]*[.C25]" office:value-type="float" office:value="22500" calcext:value-type="float">
            <text:p>22500</text:p>
          </table:table-cell>
          <table:table-cell table:formula="of:=POWER([.$I$29]*[.C25]-[.D25];2)" office:value-type="float" office:value="155.318556471375" calcext:value-type="float">
            <text:p>155.3185564714</text:p>
          </table:table-cell>
          <table:table-cell table:formula="of:=9.81*[.C25]/[.D25]" office:value-type="float" office:value="50.7413793103448" calcext:value-type="float">
            <text:p>50.74137931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k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table:formula="of:=[.I38]" office:value-type="float" office:value="2.864859437751" calcext:value-type="float">
            <text:p>2.865</text:p>
          </table:table-cell>
          <table:table-cell table:style-name="ce3" table:formula="of:=[.K38]" office:value-type="float" office:value="0.00896221429896442" calcext:value-type="float">
            <text:p>0.0090</text:p>
          </table:table-cell>
          <table:table-cell table:style-name="ce2" table:formula="of:=[.I35]" office:value-type="float" office:value="3.42555375341698" calcext:value-type="float">
            <text:p>3.426</text:p>
          </table:table-cell>
          <table:table-cell table:style-name="ce2" table:formula="of:=[.J35]" office:value-type="float" office:value="0.0107162489112714" calcext:value-type="float">
            <text:p>0.011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table:formula="of:=[.Q18]-[.P18]" office:value-type="float" office:value="61" calcext:value-type="float">
            <text:p>61</text:p>
          </table:table-cell>
          <table:table-cell table:formula="of:=[.C26]*[.D26]" office:value-type="float" office:value="15250" calcext:value-type="float">
            <text:p>15250</text:p>
          </table:table-cell>
          <table:table-cell table:formula="of:=[.C26]*[.C26]" office:value-type="float" office:value="62500" calcext:value-type="float">
            <text:p>62500</text:p>
          </table:table-cell>
          <table:table-cell table:formula="of:=POWER([.$I$29]*[.C26]-[.D26];2)" office:value-type="float" office:value="65.6825573624415" calcext:value-type="float">
            <text:p>65.6825573624</text:p>
          </table:table-cell>
          <table:table-cell table:formula="of:=9.81*[.C26]/[.D26]" office:value-type="float" office:value="40.2049180327869" calcext:value-type="float">
            <text:p>40.2049180328</text:p>
          </table:table-cell>
          <table:table-cell table:formula="of:=[.$N$3]/[.I29]" office:value-type="float" office:value="35.5032348812095" calcext:value-type="float">
            <text:p>35.5032348812</text:p>
          </table:table-cell>
          <table:table-cell table:formula="of:=[.I26]*[.L29]" office:value-type="float" office:value="0.443822523224983" calcext:value-type="float">
            <text:p>0.4438225232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table:formula="of:=[.I47]" office:value-type="float" office:value="0.646916890080429" calcext:value-type="float">
            <text:p>0.647</text:p>
          </table:table-cell>
          <table:table-cell table:style-name="ce3" table:formula="of:=[.K47]" office:value-type="float" office:value="0.00597881275555951" calcext:value-type="float">
            <text:p>0.0060</text:p>
          </table:table-cell>
          <table:table-cell table:style-name="ce2" table:formula="of:=[.I44]" office:value-type="float" office:value="15.1700012018235" calcext:value-type="float">
            <text:p>15.170</text:p>
          </table:table-cell>
          <table:table-cell table:style-name="ce2" table:formula="of:=[.J44]" office:value-type="float" office:value="0.140201311912012" calcext:value-type="float">
            <text:p>0.140</text:p>
          </table:table-cell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500" calcext:value-type="float">
            <text:p>500</text:p>
          </table:table-cell>
          <table:table-cell table:formula="of:=[.Q19]-[.P19]" office:value-type="float" office:value="146" calcext:value-type="float">
            <text:p>146</text:p>
          </table:table-cell>
          <table:table-cell table:formula="of:=[.C27]*[.D27]" office:value-type="float" office:value="73000" calcext:value-type="float">
            <text:p>73000</text:p>
          </table:table-cell>
          <table:table-cell table:formula="of:=[.C27]*[.C27]" office:value-type="float" office:value="250000" calcext:value-type="float">
            <text:p>250000</text:p>
          </table:table-cell>
          <table:table-cell table:formula="of:=POWER([.$I$29]*[.C27]-[.D27];2)" office:value-type="float" office:value="60.7003787034975" calcext:value-type="float">
            <text:p>60.7003787035</text:p>
          </table:table-cell>
          <table:table-cell table:formula="of:=9.81*[.C27]/[.D27]" office:value-type="float" office:value="33.5958904109589" calcext:value-type="float">
            <text:p>33.595890411</text:p>
          </table:table-cell>
          <table:table-cell table:number-columns-repeated="7"/>
          <table:table-cell office:value-type="float" office:value="459" calcext:value-type="float">
            <text:p>459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gmaa</text:p>
          </table:table-cell>
          <table:table-cell office:value-type="string" calcext:value-type="string">
            <text:p>rela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22:.E27])" office:value-type="float" office:value="92600" calcext:value-type="float">
            <text:p>92600</text:p>
          </table:table-cell>
          <table:table-cell table:formula="of:=SUM([.F22:.F27])" office:value-type="float" office:value="335000" calcext:value-type="float">
            <text:p>335000</text:p>
          </table:table-cell>
          <table:table-cell table:formula="of:=SUM([.G23:.G27])" office:value-type="float" office:value="543.061742036089" calcext:value-type="float">
            <text:p>543.0617420361</text:p>
          </table:table-cell>
          <table:table-cell/>
          <table:table-cell table:formula="of:=[.E29]/[.F29]" office:value-type="float" office:value="0.276417910447761" calcext:value-type="float">
            <text:p>0.2764179104</text:p>
          </table:table-cell>
          <table:table-cell table:formula="of:=1/[.F29]*4" office:value-type="float" office:value="0.0000119402985074627" calcext:value-type="float">
            <text:p>1.19402985074627E-005</text:p>
          </table:table-cell>
          <table:table-cell table:formula="of:=SQRT([.J29])" office:value-type="float" office:value="0.00345547370232544" calcext:value-type="float">
            <text:p>0.0034554737</text:p>
          </table:table-cell>
          <table:table-cell table:formula="of:=[.K29]/[.I29]" office:value-type="float" office:value="0.0125009037827108" calcext:value-type="float">
            <text:p>0.0125009038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formula="of:=[.Q20]-[.P20]" office:value-type="float" office:value="57" calcext:value-type="float">
            <text:p>57</text:p>
          </table:table-cell>
          <table:table-cell table:formula="of:=[.C32]*[.D32]" office:value-type="float" office:value="1140" calcext:value-type="float">
            <text:p>1140</text:p>
          </table:table-cell>
          <table:table-cell table:formula="of:=[.C32]*[.C32]" office:value-type="float" office:value="400" calcext:value-type="float">
            <text:p>400</text:p>
          </table:table-cell>
          <table:table-cell table:formula="of:=POWER([.$I$38]*[.C32]-[.D32];2)" office:value-type="float" office:value="0.0883211561103854" calcext:value-type="float">
            <text:p>0.0883211561</text:p>
          </table:table-cell>
          <table:table-cell table:formula="of:=9.81*[.C32]/[.D32]" office:value-type="float" office:value="3.4421052631579" calcext:value-type="float">
            <text:p>3.44210526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formula="of:=[.Q21]-[.P21]" office:value-type="float" office:value="144" calcext:value-type="float">
            <text:p>144</text:p>
          </table:table-cell>
          <table:table-cell table:formula="of:=[.C33]*[.D33]" office:value-type="float" office:value="7200" calcext:value-type="float">
            <text:p>7200</text:p>
          </table:table-cell>
          <table:table-cell table:formula="of:=[.C33]*[.C33]" office:value-type="float" office:value="2500" calcext:value-type="float">
            <text:p>2500</text:p>
          </table:table-cell>
          <table:table-cell table:formula="of:=POWER([.$I$38]*[.C33]-[.D33];2)" office:value-type="float" office:value="0.573091563039311" calcext:value-type="float">
            <text:p>0.573091563</text:p>
          </table:table-cell>
          <table:table-cell table:formula="of:=9.81*[.C33]/[.D33]" office:value-type="float" office:value="3.40625" calcext:value-type="float">
            <text:p>3.40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formula="of:=[.Q22]-[.P22]" office:value-type="float" office:value="287" calcext:value-type="float">
            <text:p>287</text:p>
          </table:table-cell>
          <table:table-cell table:formula="of:=[.C34]*[.D34]" office:value-type="float" office:value="28700" calcext:value-type="float">
            <text:p>28700</text:p>
          </table:table-cell>
          <table:table-cell table:formula="of:=[.C34]*[.C34]" office:value-type="float" office:value="10000" calcext:value-type="float">
            <text:p>10000</text:p>
          </table:table-cell>
          <table:table-cell table:formula="of:=POWER([.$I$38]*[.C34]-[.D34];2)" office:value-type="float" office:value="0.264253802358033" calcext:value-type="float">
            <text:p>0.2642538024</text:p>
          </table:table-cell>
          <table:table-cell table:formula="of:=9.81*[.C34]/[.D34]" office:value-type="float" office:value="3.41811846689895" calcext:value-type="float">
            <text:p>3.41811846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20" calcext:value-type="float">
            <text:p>120</text:p>
          </table:table-cell>
          <table:table-cell table:formula="of:=[.Q23]-[.P23]" office:value-type="float" office:value="344" calcext:value-type="float">
            <text:p>344</text:p>
          </table:table-cell>
          <table:table-cell table:formula="of:=[.C35]*[.D35]" office:value-type="float" office:value="41280" calcext:value-type="float">
            <text:p>41280</text:p>
          </table:table-cell>
          <table:table-cell table:formula="of:=[.C35]*[.C35]" office:value-type="float" office:value="14400" calcext:value-type="float">
            <text:p>14400</text:p>
          </table:table-cell>
          <table:table-cell table:formula="of:=POWER([.$I$38]*[.C35]-[.D35];2)" office:value-type="float" office:value="0.0470314994919371" calcext:value-type="float">
            <text:p>0.0470314995</text:p>
          </table:table-cell>
          <table:table-cell table:formula="of:=9.81*[.C35]/[.D35]" office:value-type="float" office:value="3.42209302325581" calcext:value-type="float">
            <text:p>3.4220930233</text:p>
          </table:table-cell>
          <table:table-cell table:formula="of:=[.$N$3]/[.I38]" office:value-type="float" office:value="3.42555375341698" calcext:value-type="float">
            <text:p>3.4255537534</text:p>
          </table:table-cell>
          <table:table-cell table:formula="of:=[.I35]*[.L38]" office:value-type="float" office:value="0.0107162489112714" calcext:value-type="float">
            <text:p>0.01071624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50" calcext:value-type="float">
            <text:p>150</text:p>
          </table:table-cell>
          <table:table-cell table:formula="of:=[.Q24]-[.P24]" office:value-type="float" office:value="429" calcext:value-type="float">
            <text:p>429</text:p>
          </table:table-cell>
          <table:table-cell table:formula="of:=[.C36]*[.D36]" office:value-type="float" office:value="64350" calcext:value-type="float">
            <text:p>64350</text:p>
          </table:table-cell>
          <table:table-cell table:formula="of:=[.C36]*[.C36]" office:value-type="float" office:value="22500" calcext:value-type="float">
            <text:p>22500</text:p>
          </table:table-cell>
          <table:table-cell table:formula="of:=POWER([.$I$38]*[.C36]-[.D36];2)" office:value-type="float" office:value="0.531318043257353" calcext:value-type="float">
            <text:p>0.5313180433</text:p>
          </table:table-cell>
          <table:table-cell table:formula="of:=9.81*[.C36]/[.D36]" office:value-type="float" office:value="3.43006993006993" calcext:value-type="float">
            <text:p>3.430069930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gmaa</text:p>
          </table:table-cell>
          <table:table-cell office:value-type="string" calcext:value-type="string">
            <text:p>rela</text:p>
          </table:table-cell>
          <table:table-cell table:number-columns-repeated="3"/>
          <table:table-cell table:style-name="ce1" office:value-type="string" calcext:value-type="string" table:number-columns-spanned="1" table:number-rows-spanned="6">
            <text:p>A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300" calcext:value-type="float">
            <text:p>3300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0.151069191485055" calcext:value-type="float">
            <text:p>0.151</text:p>
          </table:table-cell>
          <table:table-cell table:style-name="ce4" office:value-type="float" office:value="29.7272727272727" calcext:value-type="float">
            <text:p>29.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31:.E36])" office:value-type="float" office:value="142670" calcext:value-type="float">
            <text:p>142670</text:p>
          </table:table-cell>
          <table:table-cell table:formula="of:=SUM([.F31:.F36])" office:value-type="float" office:value="49800" calcext:value-type="float">
            <text:p>49800</text:p>
          </table:table-cell>
          <table:table-cell table:formula="of:=SUM([.G32:.G36])" office:value-type="float" office:value="1.50401606425702" calcext:value-type="float">
            <text:p>1.5040160643</text:p>
          </table:table-cell>
          <table:table-cell/>
          <table:table-cell table:formula="of:=[.E38]/[.F38]" office:value-type="float" office:value="2.864859437751" calcext:value-type="float">
            <text:p>2.8648594378</text:p>
          </table:table-cell>
          <table:table-cell table:formula="of:=1/[.F38]*4" office:value-type="float" office:value="0.0000803212851405622" calcext:value-type="float">
            <text:p>8.03212851405622E-005</text:p>
          </table:table-cell>
          <table:table-cell table:formula="of:=SQRT([.J38])" office:value-type="float" office:value="0.00896221429896442" calcext:value-type="float">
            <text:p>0.0089622143</text:p>
          </table:table-cell>
          <table:table-cell table:formula="of:=[.K38]/[.I38]" office:value-type="float" office:value="0.00312832601169432" calcext:value-type="float">
            <text:p>0.003128326</text:p>
          </table:table-cell>
          <table:table-cell table:number-columns-repeated="3"/>
          <table:covered-table-cell table:style-name="ce1" office:value-type="string" calcext:value-type="string">
            <text:p>A</text:p>
          </table:covered-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4680" calcext:value-type="float">
            <text:p>4680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0.0178459021096227" calcext:value-type="float">
            <text:p>0.018</text:p>
          </table:table-cell>
          <table:table-cell table:style-name="ce4" office:value-type="float" office:value="30.1846153846154" calcext:value-type="float">
            <text:p>30.2</text:p>
          </table:table-cell>
          <table:table-cell/>
        </table:table-row>
        <table:table-row table:style-name="ro1">
          <table:table-cell table:number-columns-repeated="15"/>
          <table:covered-table-cell table:style-name="ce1" office:value-type="string" calcext:value-type="string">
            <text:p>A</text:p>
          </table:covered-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7350" calcext:value-type="float">
            <text:p>7350</text:p>
          </table:table-cell>
          <table:table-cell office:value-type="float" office:value="22500" calcext:value-type="float">
            <text:p>22500</text:p>
          </table:table-cell>
          <table:table-cell table:style-name="ce2" office:value-type="float" office:value="0.00689137497797989" calcext:value-type="float">
            <text:p>0.007</text:p>
          </table:table-cell>
          <table:table-cell table:style-name="ce4" office:value-type="float" office:value="30.030612244898" calcext:value-type="float">
            <text:p>30.0</text:p>
          </table:table-cell>
          <table:table-cell/>
        </table:table-row>
        <table:table-row table:style-name="ro1">
          <table:table-cell table:number-columns-repeated="15"/>
          <table:covered-table-cell table:style-name="ce1" office:value-type="string" calcext:value-type="string">
            <text:p>A</text:p>
          </table:covered-table-cell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office:value-type="float" office:value="20250" calcext:value-type="float">
            <text:p>20250</text:p>
          </table:table-cell>
          <table:table-cell office:value-type="float" office:value="62500" calcext:value-type="float">
            <text:p>62500</text:p>
          </table:table-cell>
          <table:table-cell table:style-name="ce2" office:value-type="float" office:value="0.279110917464636" calcext:value-type="float">
            <text:p>0.279</text:p>
          </table:table-cell>
          <table:table-cell table:style-name="ce4" office:value-type="float" office:value="30.2777777777778" calcext:value-type="float">
            <text:p>30.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formula="of:=[.Q25]-[.P25]" office:value-type="float" office:value="31" calcext:value-type="float">
            <text:p>31</text:p>
          </table:table-cell>
          <table:table-cell table:formula="of:=[.C41]*[.D41]" office:value-type="float" office:value="1550" calcext:value-type="float">
            <text:p>1550</text:p>
          </table:table-cell>
          <table:table-cell table:formula="of:=[.C41]*[.C41]" office:value-type="float" office:value="2500" calcext:value-type="float">
            <text:p>2500</text:p>
          </table:table-cell>
          <table:table-cell table:formula="of:=POWER([.$I$47]*[.C41]-[.D41];2)" office:value-type="float" office:value="1.81129742900474" calcext:value-type="float">
            <text:p>1.811297429</text:p>
          </table:table-cell>
          <table:table-cell table:formula="of:=9.81*[.C41]/[.D41]" office:value-type="float" office:value="15.8225806451613" calcext:value-type="float">
            <text:p>15.8225806452</text:p>
          </table:table-cell>
          <table:table-cell table:number-columns-repeated="7"/>
          <table:covered-table-cell table:style-name="ce1" office:value-type="string" calcext:value-type="string">
            <text:p>A</text:p>
          </table:covered-table-cell>
          <table:table-cell office:value-type="float" office:value="370" calcext:value-type="float">
            <text:p>370</text:p>
          </table:table-cell>
          <table:table-cell office:value-type="float" office:value="121" calcext:value-type="float">
            <text:p>121</text:p>
          </table:table-cell>
          <table:table-cell office:value-type="float" office:value="44770" calcext:value-type="float">
            <text:p>44770</text:p>
          </table:table-cell>
          <table:table-cell office:value-type="float" office:value="136900" calcext:value-type="float">
            <text:p>136900</text:p>
          </table:table-cell>
          <table:table-cell table:style-name="ce2" office:value-type="float" office:value="0.114312931611719" calcext:value-type="float">
            <text:p>0.114</text:p>
          </table:table-cell>
          <table:table-cell table:style-name="ce4" office:value-type="float" office:value="29.997520661157" calcext:value-type="float">
            <text:p>30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table:formula="of:=[.Q26]-[.P26]" office:value-type="float" office:value="64" calcext:value-type="float">
            <text:p>64</text:p>
          </table:table-cell>
          <table:table-cell table:formula="of:=[.C42]*[.D42]" office:value-type="float" office:value="6400" calcext:value-type="float">
            <text:p>6400</text:p>
          </table:table-cell>
          <table:table-cell table:formula="of:=[.C42]*[.C42]" office:value-type="float" office:value="10000" calcext:value-type="float">
            <text:p>10000</text:p>
          </table:table-cell>
          <table:table-cell table:formula="of:=POWER([.$I$47]*[.C42]-[.D42];2)" office:value-type="float" office:value="0.478433683847371" calcext:value-type="float">
            <text:p>0.4784336838</text:p>
          </table:table-cell>
          <table:table-cell table:formula="of:=9.81*[.C42]/[.D42]" office:value-type="float" office:value="15.328125" calcext:value-type="float">
            <text:p>15.328125</text:p>
          </table:table-cell>
          <table:table-cell table:number-columns-repeated="7"/>
          <table:covered-table-cell office:value-type="string" calcext:value-type="string">
            <text:p>A</text:p>
          </table:covered-table-cell>
          <table:table-cell office:value-type="float" office:value="500" calcext:value-type="float">
            <text:p>500</text:p>
          </table:table-cell>
          <table:table-cell office:value-type="float" office:value="163" calcext:value-type="float">
            <text:p>163</text:p>
          </table:table-cell>
          <table:table-cell office:value-type="float" office:value="81500" calcext:value-type="float">
            <text:p>81500</text:p>
          </table:table-cell>
          <table:table-cell office:value-type="float" office:value="250000" calcext:value-type="float">
            <text:p>250000</text:p>
          </table:table-cell>
          <table:table-cell table:style-name="ce2" office:value-type="float" office:value="0.00320570894780543" calcext:value-type="float">
            <text:p>0.003</text:p>
          </table:table-cell>
          <table:table-cell table:style-name="ce4" office:value-type="float" office:value="30.0920245398773" calcext:value-type="float">
            <text:p>3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table:formula="of:=[.Q27]-[.P27]" office:value-type="float" office:value="77" calcext:value-type="float">
            <text:p>77</text:p>
          </table:table-cell>
          <table:table-cell table:formula="of:=[.C43]*[.D43]" office:value-type="float" office:value="9240" calcext:value-type="float">
            <text:p>9240</text:p>
          </table:table-cell>
          <table:table-cell table:formula="of:=[.C43]*[.C43]" office:value-type="float" office:value="14400" calcext:value-type="float">
            <text:p>14400</text:p>
          </table:table-cell>
          <table:table-cell table:formula="of:=POWER([.$I$47]*[.C43]-[.D43];2)" office:value-type="float" office:value="0.396933780879608" calcext:value-type="float">
            <text:p>0.3969337809</text:p>
          </table:table-cell>
          <table:table-cell table:formula="of:=9.81*[.C43]/[.D43]" office:value-type="float" office:value="15.2883116883117" calcext:value-type="float">
            <text:p>15.288311688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k</text:p>
          </table:table-cell>
          <table:table-cell table:number-columns-repeated="5"/>
          <table:table-cell table:style-name="ce1" office:value-type="string" calcext:value-type="string" table:number-columns-spanned="1" table:number-rows-spanned="6">
            <text:p>B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0.0516068868706022" calcext:value-type="float">
            <text:p>0.052</text:p>
          </table:table-cell>
          <table:table-cell table:style-name="ce4" office:value-type="float" office:value="7.26666666666667" calcext:value-type="float">
            <text:p>7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table:formula="of:=[.Q28]-[.P28]" office:value-type="float" office:value="98" calcext:value-type="float">
            <text:p>98</text:p>
          </table:table-cell>
          <table:table-cell table:formula="of:=[.C44]*[.D44]" office:value-type="float" office:value="14700" calcext:value-type="float">
            <text:p>14700</text:p>
          </table:table-cell>
          <table:table-cell table:formula="of:=[.C44]*[.C44]" office:value-type="float" office:value="22500" calcext:value-type="float">
            <text:p>22500</text:p>
          </table:table-cell>
          <table:table-cell table:formula="of:=POWER([.$I$47]*[.C44]-[.D44];2)" office:value-type="float" office:value="0.926341740399199" calcext:value-type="float">
            <text:p>0.9263417404</text:p>
          </table:table-cell>
          <table:table-cell table:formula="of:=9.81*[.C44]/[.D44]" office:value-type="float" office:value="15.015306122449" calcext:value-type="float">
            <text:p>15.0153061224</text:p>
          </table:table-cell>
          <table:table-cell table:formula="of:=[.$N$3]/[.I47]" office:value-type="float" office:value="15.1700012018235" calcext:value-type="float">
            <text:p>15.1700012018</text:p>
          </table:table-cell>
          <table:table-cell table:formula="of:=[.I44]*[.L47]" office:value-type="float" office:value="0.140201311912012" calcext:value-type="float">
            <text:p>0.1402013119</text:p>
          </table:table-cell>
          <table:table-cell table:number-columns-repeated="5"/>
          <table:covered-table-cell office:value-type="string" calcext:value-type="string">
            <text:p>B</text:p>
          </table:covered-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300" calcext:value-type="float">
            <text:p>3300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868756851404506" calcext:value-type="float">
            <text:p>0.869</text:p>
          </table:table-cell>
          <table:table-cell table:style-name="ce4" office:value-type="float" office:value="7.43181818181818" calcext:value-type="float">
            <text:p>7.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250" calcext:value-type="float">
            <text:p>250</text:p>
          </table:table-cell>
          <table:table-cell table:formula="of:=[.Q29]-[.P29]" office:value-type="float" office:value="162" calcext:value-type="float">
            <text:p>162</text:p>
          </table:table-cell>
          <table:table-cell table:formula="of:=[.C45]*[.D45]" office:value-type="float" office:value="40500" calcext:value-type="float">
            <text:p>40500</text:p>
          </table:table-cell>
          <table:table-cell table:formula="of:=[.C45]*[.C45]" office:value-type="float" office:value="62500" calcext:value-type="float">
            <text:p>62500</text:p>
          </table:table-cell>
          <table:table-cell table:formula="of:=POWER([.$I$47]*[.C45]-[.D45];2)" office:value-type="float" office:value="0.0733204436170726" calcext:value-type="float">
            <text:p>0.0733204436</text:p>
          </table:table-cell>
          <table:table-cell table:formula="of:=9.81*[.C45]/[.D45]" office:value-type="float" office:value="15.1388888888889" calcext:value-type="float">
            <text:p>15.1388888889</text:p>
          </table:table-cell>
          <table:table-cell table:number-columns-repeated="7"/>
          <table:covered-table-cell office:value-type="string" calcext:value-type="string">
            <text:p>B</text:p>
          </table:covered-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3500" calcext:value-type="float">
            <text:p>13500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1.29017217176502" calcext:value-type="float">
            <text:p>1.290</text:p>
          </table:table-cell>
          <table:table-cell table:style-name="ce4" office:value-type="float" office:value="7.26666666666667" calcext:value-type="float">
            <text:p>7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igmaa</text:p>
          </table:table-cell>
          <table:table-cell office:value-type="string" calcext:value-type="string">
            <text:p>rela</text:p>
          </table:table-cell>
          <table:table-cell table:number-columns-repeated="3"/>
          <table:covered-table-cell office:value-type="string" calcext:value-type="string">
            <text:p>B</text:p>
          </table:covered-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19320" calcext:value-type="float">
            <text:p>19320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0.131790020882846" calcext:value-type="float">
            <text:p>0.132</text:p>
          </table:table-cell>
          <table:table-cell table:style-name="ce4" office:value-type="float" office:value="7.31180124223603" calcext:value-type="float">
            <text:p>7.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40:.E45])" office:value-type="float" office:value="72390" calcext:value-type="float">
            <text:p>72390</text:p>
          </table:table-cell>
          <table:table-cell table:formula="of:=SUM([.F40:.F45])" office:value-type="float" office:value="111900" calcext:value-type="float">
            <text:p>111900</text:p>
          </table:table-cell>
          <table:table-cell table:formula="of:=SUM([.G41:.G45])" office:value-type="float" office:value="3.68632707774799" calcext:value-type="float">
            <text:p>3.6863270777</text:p>
          </table:table-cell>
          <table:table-cell/>
          <table:table-cell table:formula="of:=[.E47]/[.F47]" office:value-type="float" office:value="0.646916890080429" calcext:value-type="float">
            <text:p>0.6469168901</text:p>
          </table:table-cell>
          <table:table-cell table:formula="of:=1/[.F47]*4" office:value-type="float" office:value="0.0000357462019660411" calcext:value-type="float">
            <text:p>3.57462019660411E-005</text:p>
          </table:table-cell>
          <table:table-cell table:formula="of:=SQRT([.J47])" office:value-type="float" office:value="0.00597881275555951" calcext:value-type="float">
            <text:p>0.0059788128</text:p>
          </table:table-cell>
          <table:table-cell table:formula="of:=[.K47]/[.I47]" office:value-type="float" office:value="0.00924201060018109" calcext:value-type="float">
            <text:p>0.0092420106</text:p>
          </table:table-cell>
          <table:table-cell table:number-columns-repeated="3"/>
          <table:covered-table-cell office:value-type="string" calcext:value-type="string">
            <text:p>B</text:p>
          </table:covered-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 office:value-type="float" office:value="30150" calcext:value-type="float">
            <text:p>30150</text:p>
          </table:table-cell>
          <table:table-cell office:value-type="float" office:value="22500" calcext:value-type="float">
            <text:p>22500</text:p>
          </table:table-cell>
          <table:table-cell table:style-name="ce2" office:value-type="float" office:value="0.041528811861053" calcext:value-type="float">
            <text:p>0.042</text:p>
          </table:table-cell>
          <table:table-cell table:style-name="ce4" office:value-type="float" office:value="7.32089552238806" calcext:value-type="float">
            <text:p>7.3</text:p>
          </table:table-cell>
          <table:table-cell/>
        </table:table-row>
        <table:table-row table:style-name="ro1">
          <table:table-cell table:number-columns-repeated="15"/>
          <table:covered-table-cell office:value-type="string" calcext:value-type="string">
            <text:p>B</text:p>
          </table:covered-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53400" calcext:value-type="float">
            <text:p>53400</text:p>
          </table:table-cell>
          <table:table-cell office:value-type="float" office:value="40000" calcext:value-type="float">
            <text:p>40000</text:p>
          </table:table-cell>
          <table:table-cell table:style-name="ce2" office:value-type="float" office:value="0.530399154766094" calcext:value-type="float">
            <text:p>0.530</text:p>
          </table:table-cell>
          <table:table-cell table:style-name="ce4" office:value-type="float" office:value="7.34831460674157" calcext:value-type="float">
            <text:p>7.3</text:p>
          </table:table-cell>
          <table:table-cell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" table:number-rows-spanned="5">
            <text:p>C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700" calcext:value-type="float">
            <text:p>1700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98.7905462297423" calcext:value-type="float">
            <text:p>98.791</text:p>
          </table:table-cell>
          <table:table-cell table:style-name="ce4" office:value-type="float" office:value="57.7058823529412" calcext:value-type="float">
            <text:p>57.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number-columns-repeated="9"/>
          <table:covered-table-cell office:value-type="string" calcext:value-type="string">
            <text:p>C</text:p>
          </table:covered-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2520" calcext:value-type="float">
            <text:p>2520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128.305732146789" calcext:value-type="float">
            <text:p>128.306</text:p>
          </table:table-cell>
          <table:table-cell table:style-name="ce4" office:value-type="float" office:value="56.0571428571429" calcext:value-type="float">
            <text:p>56.1</text:p>
          </table:table-cell>
          <table:table-cell/>
        </table:table-row>
        <table:table-row table:style-name="ro1">
          <table:table-cell table:number-columns-repeated="5"/>
          <table:table-cell table:formula="of:=[.I10]/[.N3]" office:value-type="float" office:value="0.0332303046813914" calcext:value-type="float">
            <text:p>0.0332303047</text:p>
          </table:table-cell>
          <table:table-cell table:number-columns-repeated="9"/>
          <table:covered-table-cell office:value-type="string" calcext:value-type="string">
            <text:p>C</text:p>
          </table:covered-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4350" calcext:value-type="float">
            <text:p>4350</text:p>
          </table:table-cell>
          <table:table-cell office:value-type="float" office:value="22500" calcext:value-type="float">
            <text:p>22500</text:p>
          </table:table-cell>
          <table:table-cell table:style-name="ce2" office:value-type="float" office:value="130.165623841628" calcext:value-type="float">
            <text:p>130.166</text:p>
          </table:table-cell>
          <table:table-cell table:style-name="ce4" office:value-type="float" office:value="50.7413793103448" calcext:value-type="float">
            <text:p>50.7</text:p>
          </table:table-cell>
          <table:table-cell/>
        </table:table-row>
        <table:table-row table:style-name="ro1">
          <table:table-cell table:number-columns-repeated="5"/>
          <table:table-cell table:formula="of:=[.I20]/[.N3]" office:value-type="float" office:value="0.136404957685789" calcext:value-type="float">
            <text:p>0.1364049577</text:p>
          </table:table-cell>
          <table:table-cell table:number-columns-repeated="9"/>
          <table:covered-table-cell office:value-type="string" calcext:value-type="string">
            <text:p>C</text:p>
          </table:covered-table-cell>
          <table:table-cell office:value-type="float" office:value="250" calcext:value-type="float">
            <text:p>250</text:p>
          </table:table-cell>
          <table:table-cell office:value-type="float" office:value="61" calcext:value-type="float">
            <text:p>61</text:p>
          </table:table-cell>
          <table:table-cell office:value-type="float" office:value="15250" calcext:value-type="float">
            <text:p>15250</text:p>
          </table:table-cell>
          <table:table-cell office:value-type="float" office:value="62500" calcext:value-type="float">
            <text:p>62500</text:p>
          </table:table-cell>
          <table:table-cell table:style-name="ce2" office:value-type="float" office:value="40.3016540583157" calcext:value-type="float">
            <text:p>40.302</text:p>
          </table:table-cell>
          <table:table-cell table:style-name="ce4" office:value-type="float" office:value="40.2049180327869" calcext:value-type="float">
            <text:p>40.2</text:p>
          </table:table-cell>
          <table:table-cell/>
        </table:table-row>
        <table:table-row table:style-name="ro1">
          <table:table-cell table:number-columns-repeated="5"/>
          <table:table-cell table:formula="of:=[.I29]/[.N3]" office:value-type="float" office:value="0.0281664474616442" calcext:value-type="float">
            <text:p>0.0281664475</text:p>
          </table:table-cell>
          <table:table-cell table:number-columns-repeated="9"/>
          <table:covered-table-cell table:style-name="ce1" office:value-type="string" calcext:value-type="string">
            <text:p>C</text:p>
          </table:covered-table-cell>
          <table:table-cell table:style-name="ce1"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73000" calcext:value-type="float">
            <text:p>73000</text:p>
          </table:table-cell>
          <table:table-cell office:value-type="float" office:value="250000" calcext:value-type="float">
            <text:p>250000</text:p>
          </table:table-cell>
          <table:table-cell table:style-name="ce2" office:value-type="float" office:value="127.764212226586" calcext:value-type="float">
            <text:p>127.764</text:p>
          </table:table-cell>
          <table:table-cell table:style-name="ce4" office:value-type="float" office:value="33.5958904109589" calcext:value-type="float">
            <text:p>33.6</text:p>
          </table:table-cell>
          <table:table-cell/>
        </table:table-row>
        <table:table-row table:style-name="ro1">
          <table:table-cell table:number-columns-repeated="5"/>
          <table:table-cell table:formula="of:=[.I38]/[.N3]" office:value-type="float" office:value="0.291923604760983" calcext:value-type="float">
            <text:p>0.2919236048</text:p>
          </table:table-cell>
          <table:table-cell table:number-columns-repeated="9"/>
          <table:table-cell office:value-type="string" calcext:value-type="string" table:number-columns-spanned="1" table:number-rows-spanned="5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140" calcext:value-type="float">
            <text:p>114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0.0883211561103854" calcext:value-type="float">
            <text:p>0.088</text:p>
          </table:table-cell>
          <table:table-cell table:style-name="ce4" office:value-type="float" office:value="3.4421052631579" calcext:value-type="float">
            <text:p>3.4</text:p>
          </table:table-cell>
          <table:table-cell/>
        </table:table-row>
        <table:table-row table:style-name="ro1">
          <table:table-cell table:number-columns-repeated="5"/>
          <table:table-cell table:formula="of:=[.I47]/[.N3]" office:value-type="float" office:value="0.0659195728923079" calcext:value-type="float">
            <text:p>0.0659195729</text:p>
          </table:table-cell>
          <table:table-cell table:number-columns-repeated="9"/>
          <table:covered-table-cell office:value-type="string" calcext:value-type="string">
            <text:p>D</text:p>
          </table:covered-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7200" calcext:value-type="float">
            <text:p>7200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573091563039311" calcext:value-type="float">
            <text:p>0.573</text:p>
          </table:table-cell>
          <table:table-cell table:style-name="ce4" office:value-type="float" office:value="3.40625" calcext:value-type="float">
            <text:p>3.4</text:p>
          </table:table-cell>
          <table:table-cell/>
        </table:table-row>
        <table:table-row table:style-name="ro1">
          <table:table-cell table:number-columns-repeated="15"/>
          <table:covered-table-cell office:value-type="string" calcext:value-type="string">
            <text:p>D</text:p>
          </table:covered-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28700" calcext:value-type="float">
            <text:p>28700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0.264253802358033" calcext:value-type="float">
            <text:p>0.264</text:p>
          </table:table-cell>
          <table:table-cell table:style-name="ce4" office:value-type="float" office:value="3.41811846689895" calcext:value-type="float">
            <text:p>3.4</text:p>
          </table:table-cell>
          <table:table-cell/>
        </table:table-row>
        <table:table-row table:style-name="ro1">
          <table:table-cell table:number-columns-repeated="15"/>
          <table:covered-table-cell office:value-type="string" calcext:value-type="string">
            <text:p>D</text:p>
          </table:covered-table-cell>
          <table:table-cell office:value-type="float" office:value="120" calcext:value-type="float">
            <text:p>120</text:p>
          </table:table-cell>
          <table:table-cell office:value-type="float" office:value="344" calcext:value-type="float">
            <text:p>344</text:p>
          </table:table-cell>
          <table:table-cell office:value-type="float" office:value="41280" calcext:value-type="float">
            <text:p>41280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0.0470314994919371" calcext:value-type="float">
            <text:p>0.047</text:p>
          </table:table-cell>
          <table:table-cell table:style-name="ce4" office:value-type="float" office:value="3.42209302325581" calcext:value-type="float">
            <text:p>3.4</text:p>
          </table:table-cell>
          <table:table-cell/>
        </table:table-row>
        <table:table-row table:style-name="ro1">
          <table:table-cell table:number-columns-repeated="15"/>
          <table:covered-table-cell office:value-type="string" calcext:value-type="string">
            <text:p>D</text:p>
          </table:covered-table-cell>
          <table:table-cell office:value-type="float" office:value="150" calcext:value-type="float">
            <text:p>150</text:p>
          </table:table-cell>
          <table:table-cell office:value-type="float" office:value="429" calcext:value-type="float">
            <text:p>429</text:p>
          </table:table-cell>
          <table:table-cell office:value-type="float" office:value="64350" calcext:value-type="float">
            <text:p>64350</text:p>
          </table:table-cell>
          <table:table-cell office:value-type="float" office:value="22500" calcext:value-type="float">
            <text:p>22500</text:p>
          </table:table-cell>
          <table:table-cell table:style-name="ce2" office:value-type="float" office:value="0.531318043257353" calcext:value-type="float">
            <text:p>0.531</text:p>
          </table:table-cell>
          <table:table-cell table:style-name="ce4" office:value-type="float" office:value="3.43006993006993" calcext:value-type="float">
            <text:p>3.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ce1" office:value-type="string" calcext:value-type="string" table:number-columns-spanned="1" table:number-rows-spanned="5">
            <text:p>E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550" calcext:value-type="float">
            <text:p>1550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1.81129742900474" calcext:value-type="float">
            <text:p>1.811</text:p>
          </table:table-cell>
          <table:table-cell table:style-name="ce4" office:value-type="float" office:value="15.8225806451613" calcext:value-type="float">
            <text:p>15.8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Q37]*[.$N$3]" office:value-type="float" office:value="981.373" calcext:value-type="float">
            <text:p>981.373</text:p>
          </table:table-cell>
          <table:table-cell office:value-type="float" office:value="33" calcext:value-type="float">
            <text:p>33</text:p>
          </table:table-cell>
          <table:table-cell table:style-name="ce1" table:formula="of:=[.Q43]*[.$N$3]" office:value-type="float" office:value="196.2746" calcext:value-type="float">
            <text:p>196.2746</text:p>
          </table:table-cell>
          <table:table-cell office:value-type="float" office:value="27" calcext:value-type="float">
            <text:p>27</text:p>
          </table:table-cell>
          <table:table-cell table:style-name="ce1" table:formula="of:=[.Q49]*[.$N$3]" office:value-type="float" office:value="981.373" calcext:value-type="float">
            <text:p>981.373</text:p>
          </table:table-cell>
          <table:table-cell office:value-type="float" office:value="17" calcext:value-type="float">
            <text:p>17</text:p>
          </table:table-cell>
          <table:table-cell table:style-name="ce1" table:formula="of:=[.Q54]*[.$N$3]" office:value-type="float" office:value="196.2746" calcext:value-type="float">
            <text:p>196.2746</text:p>
          </table:table-cell>
          <table:table-cell office:value-type="float" office:value="57" calcext:value-type="float">
            <text:p>57</text:p>
          </table:table-cell>
          <table:table-cell table:style-name="ce1" table:formula="of:=[.Q59]*[.$N$3]" office:value-type="float" office:value="490.6865" calcext:value-type="float">
            <text:p>490.686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covered-table-cell office:value-type="string" calcext:value-type="string">
            <text:p>E</text:p>
          </table:covered-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6400" calcext:value-type="float">
            <text:p>6400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0.478433683847371" calcext:value-type="float">
            <text:p>0.478</text:p>
          </table:table-cell>
          <table:table-cell table:style-name="ce4" office:value-type="float" office:value="15.328125" calcext:value-type="float">
            <text:p>15.3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Q38]*[.$N$3]" office:value-type="float" office:value="1177.6476" calcext:value-type="float">
            <text:p>1177.6476</text:p>
          </table:table-cell>
          <table:table-cell office:value-type="float" office:value="39" calcext:value-type="float">
            <text:p>39</text:p>
          </table:table-cell>
          <table:table-cell table:style-name="ce1" table:formula="of:=[.Q44]*[.$N$3]" office:value-type="float" office:value="490.6865" calcext:value-type="float">
            <text:p>490.6865</text:p>
          </table:table-cell>
          <table:table-cell office:value-type="float" office:value="66" calcext:value-type="float">
            <text:p>66</text:p>
          </table:table-cell>
          <table:table-cell table:style-name="ce1" table:formula="of:=[.Q50]*[.$N$3]" office:value-type="float" office:value="1177.6476" calcext:value-type="float">
            <text:p>1177.6476</text:p>
          </table:table-cell>
          <table:table-cell office:value-type="float" office:value="21" calcext:value-type="float">
            <text:p>21</text:p>
          </table:table-cell>
          <table:table-cell table:style-name="ce1" table:formula="of:=[.Q55]*[.$N$3]" office:value-type="float" office:value="490.6865" calcext:value-type="float">
            <text:p>490.6865</text:p>
          </table:table-cell>
          <table:table-cell office:value-type="float" office:value="144" calcext:value-type="float">
            <text:p>144</text:p>
          </table:table-cell>
          <table:table-cell table:style-name="ce1" table:formula="of:=[.Q60]*[.$N$3]" office:value-type="float" office:value="981.373" calcext:value-type="float">
            <text:p>981.37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covered-table-cell office:value-type="string" calcext:value-type="string">
            <text:p>E</text:p>
          </table:covered-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240" calcext:value-type="float">
            <text:p>9240</text:p>
          </table:table-cell>
          <table:table-cell office:value-type="float" office:value="14400" calcext:value-type="float">
            <text:p>14400</text:p>
          </table:table-cell>
          <table:table-cell table:style-name="ce2" office:value-type="float" office:value="0.396933780879608" calcext:value-type="float">
            <text:p>0.397</text:p>
          </table:table-cell>
          <table:table-cell table:style-name="ce4" office:value-type="float" office:value="15.2883116883117" calcext:value-type="float">
            <text:p>15.3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Q39]*[.$N$3]" office:value-type="float" office:value="1472.0595" calcext:value-type="float">
            <text:p>1472.0595</text:p>
          </table:table-cell>
          <table:table-cell office:value-type="float" office:value="49" calcext:value-type="float">
            <text:p>49</text:p>
          </table:table-cell>
          <table:table-cell table:style-name="ce1" table:formula="of:=[.Q45]*[.$N$3]" office:value-type="float" office:value="981.373" calcext:value-type="float">
            <text:p>981.373</text:p>
          </table:table-cell>
          <table:table-cell office:value-type="float" office:value="135" calcext:value-type="float">
            <text:p>135</text:p>
          </table:table-cell>
          <table:table-cell table:style-name="ce1" table:formula="of:=[.Q51]*[.$N$3]" office:value-type="float" office:value="1472.0595" calcext:value-type="float">
            <text:p>1472.0595</text:p>
          </table:table-cell>
          <table:table-cell office:value-type="float" office:value="29" calcext:value-type="float">
            <text:p>29</text:p>
          </table:table-cell>
          <table:table-cell table:style-name="ce1" table:formula="of:=[.Q56]*[.$N$3]" office:value-type="float" office:value="981.373" calcext:value-type="float">
            <text:p>981.373</text:p>
          </table:table-cell>
          <table:table-cell office:value-type="float" office:value="287" calcext:value-type="float">
            <text:p>287</text:p>
          </table:table-cell>
          <table:table-cell table:style-name="ce1" table:formula="of:=[.Q61]*[.$N$3]" office:value-type="float" office:value="1177.6476" calcext:value-type="float">
            <text:p>1177.6476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covered-table-cell office:value-type="string" calcext:value-type="string">
            <text:p>E</text:p>
          </table:covered-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14700" calcext:value-type="float">
            <text:p>14700</text:p>
          </table:table-cell>
          <table:table-cell office:value-type="float" office:value="22500" calcext:value-type="float">
            <text:p>22500</text:p>
          </table:table-cell>
          <table:table-cell table:style-name="ce2" office:value-type="float" office:value="0.926341740399199" calcext:value-type="float">
            <text:p>0.926</text:p>
          </table:table-cell>
          <table:table-cell table:style-name="ce4" office:value-type="float" office:value="15.015306122449" calcext:value-type="float">
            <text:p>15.0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Q40]*[.$N$3]" office:value-type="float" office:value="2453.4325" calcext:value-type="float">
            <text:p>2453.4325</text:p>
          </table:table-cell>
          <table:table-cell office:value-type="float" office:value="81" calcext:value-type="float">
            <text:p>81</text:p>
          </table:table-cell>
          <table:table-cell table:style-name="ce1" table:formula="of:=[.Q46]*[.$N$3]" office:value-type="float" office:value="1177.6476" calcext:value-type="float">
            <text:p>1177.6476</text:p>
          </table:table-cell>
          <table:table-cell office:value-type="float" office:value="161" calcext:value-type="float">
            <text:p>161</text:p>
          </table:table-cell>
          <table:table-cell table:style-name="ce1" table:formula="of:=[.Q52]*[.$N$3]" office:value-type="float" office:value="2453.4325" calcext:value-type="float">
            <text:p>2453.4325</text:p>
          </table:table-cell>
          <table:table-cell office:value-type="float" office:value="61" calcext:value-type="float">
            <text:p>61</text:p>
          </table:table-cell>
          <table:table-cell table:style-name="ce1" table:formula="of:=[.Q57]*[.$N$3]" office:value-type="float" office:value="1177.6476" calcext:value-type="float">
            <text:p>1177.6476</text:p>
          </table:table-cell>
          <table:table-cell office:value-type="float" office:value="344" calcext:value-type="float">
            <text:p>344</text:p>
          </table:table-cell>
          <table:table-cell table:style-name="ce1" table:formula="of:=[.Q62]*[.$N$3]" office:value-type="float" office:value="1472.0595" calcext:value-type="float">
            <text:p>1472.0595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covered-table-cell table:style-name="ce1" office:value-type="string" calcext:value-type="string">
            <text:p>E</text:p>
          </table:covered-table-cell>
          <table:table-cell table:style-name="ce1"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40500" calcext:value-type="float">
            <text:p>40500</text:p>
          </table:table-cell>
          <table:table-cell office:value-type="float" office:value="62500" calcext:value-type="float">
            <text:p>62500</text:p>
          </table:table-cell>
          <table:table-cell table:style-name="ce2" office:value-type="float" office:value="0.0733204436170726" calcext:value-type="float">
            <text:p>0.073</text:p>
          </table:table-cell>
          <table:table-cell table:style-name="ce4" office:value-type="float" office:value="15.1388888888889" calcext:value-type="float">
            <text:p>15.1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[.Q41]*[.$N$3]" office:value-type="float" office:value="3631.0801" calcext:value-type="float">
            <text:p>3631.0801</text:p>
          </table:table-cell>
          <table:table-cell office:value-type="float" office:value="121" calcext:value-type="float">
            <text:p>121</text:p>
          </table:table-cell>
          <table:table-cell table:style-name="ce1" table:formula="of:=[.Q47]*[.$N$3]" office:value-type="float" office:value="1472.0595" calcext:value-type="float">
            <text:p>1472.0595</text:p>
          </table:table-cell>
          <table:table-cell office:value-type="float" office:value="201" calcext:value-type="float">
            <text:p>201</text:p>
          </table:table-cell>
          <table:table-cell table:style-name="ce1" table:formula="of:=[.Q53]*[.$N$3]" office:value-type="float" office:value="4906.865" calcext:value-type="float">
            <text:p>4906.865</text:p>
          </table:table-cell>
          <table:table-cell office:value-type="float" office:value="146" calcext:value-type="float">
            <text:p>146</text:p>
          </table:table-cell>
          <table:table-cell table:style-name="ce1" table:formula="of:=[.Q58]*[.$N$3]" office:value-type="float" office:value="1472.0595" calcext:value-type="float">
            <text:p>1472.0595</text:p>
          </table:table-cell>
          <table:table-cell office:value-type="float" office:value="429" calcext:value-type="float">
            <text:p>429</text:p>
          </table:table-cell>
          <table:table-cell table:style-name="ce1" table:formula="of:=[.Q63]*[.$N$3]" office:value-type="float" office:value="2453.4325" calcext:value-type="float">
            <text:p>2453.4325</text:p>
          </table:table-cell>
          <table:table-cell office:value-type="float" office:value="162" calcext:value-type="float">
            <text:p>162</text:p>
          </table:table-cell>
          <table:table-cell table:number-columns-repeated="9"/>
          <table:table-cell table:style-name="ce4"/>
          <table:table-cell/>
        </table:table-row>
        <table:table-row table:style-name="ro1">
          <table:table-cell table:number-columns-repeated="2"/>
          <table:table-cell table:style-name="ce1" table:formula="of:=[.Q42]*[.$N$3]" office:value-type="float" office:value="4906.865" calcext:value-type="float">
            <text:p>4906.865</text:p>
          </table:table-cell>
          <table:table-cell office:value-type="float" office:value="163" calcext:value-type="float">
            <text:p>163</text:p>
          </table:table-cell>
          <table:table-cell table:style-name="ce1" table:formula="of:=[.Q48]*[.$N$3]" office:value-type="float" office:value="1962.746" calcext:value-type="float">
            <text:p>1962.746</text:p>
          </table:table-cell>
          <table:table-cell office:value-type="float" office:value="267" calcext:value-type="float">
            <text:p>267</text:p>
          </table:table-cell>
          <table:table-cell table:number-columns-repeated="11"/>
          <table:table-cell office:value-type="string" calcext:value-type="string">
            <text:p>Tab 2</text:p>
          </table:table-cell>
          <table:table-cell table:number-columns-repeated="3"/>
          <table:table-cell table:style-name="ce4"/>
          <table:table-cell/>
        </table:table-row>
        <table:table-row table:style-name="ro1" table:number-rows-repeated="5">
          <table:table-cell table:number-columns-repeated="23"/>
        </table:table-row>
        <table:table-row table:style-name="ro1" table:number-rows-repeated="3">
          <table:table-cell table:number-columns-repeated="21"/>
          <table:table-cell table:style-name="ce4"/>
          <table:table-cell/>
        </table:table-row>
        <table:table-row table:style-name="ro1">
          <table:table-cell table:number-columns-repeated="21"/>
          <table:table-cell table:style-name="ce4"/>
          <table:table-cell/>
        </table:table-row>
      </table:table>
      <table:table table:name="dyn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5" office:value-type="string" calcext:value-type="string">
            <text:p>pružina</text:p>
          </table:table-cell>
          <table:table-cell table:style-name="ce6" office:value-type="string" calcext:value-type="string">
            <text:p>$m_{i} (g)$</text:p>
          </table:table-cell>
          <table:table-cell table:style-name="ce6" office:value-type="string" calcext:value-type="string">
            <text:p>1/sqrt 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sigma T</text:p>
          </table:table-cell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sigma omega</text:p>
          </table:table-cell>
          <table:table-cell table:style-name="ce6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xy</text:p>
          </table:table-cell>
          <table:table-cell office:value-type="string" calcext:value-type="string">
            <text:p>xx=</text:p>
          </table:table-cell>
          <table:table-cell table:number-columns-repeated="3"/>
          <table:table-cell office:value-type="string" calcext:value-type="string">
            <text:p>kmitu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zacatek</text:p>
          </table:table-cell>
          <table:table-cell office:value-type="string" calcext:value-type="string">
            <text:p>kon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table:style-name="ce2" table:formula="of:=1/SQRT([.C3]/1000)" office:value-type="float" office:value="3.16227766016838" calcext:value-type="float">
            <text:p>3.162</text:p>
          </table:table-cell>
          <table:table-cell table:style-name="ce2" table:formula="of:=[.R3]/[.Q3]" office:value-type="float" office:value="0.367647058823529" calcext:value-type="float">
            <text:p>0.368</text:p>
          </table:table-cell>
          <table:table-cell table:style-name="ce8" table:formula="of:=0.1/[.Q3]" office:value-type="float" office:value="0.00588235294117647" calcext:value-type="float">
            <text:p>0.00588</text:p>
          </table:table-cell>
          <table:table-cell table:style-name="ce7" table:formula="of:=2*PI()/[.E3]" office:value-type="float" office:value="17.0902640355285" calcext:value-type="float">
            <text:p>17.09</text:p>
          </table:table-cell>
          <table:table-cell table:style-name="ce2" table:formula="of:=[.G3]*[.F3]/[.E3]" office:value-type="float" office:value="0.273444224568456" calcext:value-type="float">
            <text:p>0.273</text:p>
          </table:table-cell>
          <table:table-cell table:formula="of:=[.C3]*4*PI()*PI()/[.E3]/[.E3]/1000" office:value-type="float" office:value="29.2077124804079" calcext:value-type="float">
            <text:p>29.2077124804</text:p>
          </table:table-cell>
          <table:table-cell table:number-columns-repeated="2"/>
          <table:table-cell table:formula="of:=[.D3]*[.G3]/[.H3]/[.H3]" office:value-type="float" office:value="722.788546996883" calcext:value-type="float">
            <text:p>722.7885469969</text:p>
          </table:table-cell>
          <table:table-cell table:formula="of:=[.D3]*[.D3]/[.H3]/[.H3]" office:value-type="float" office:value="133.740360619486" calcext:value-type="float">
            <text:p>133.74036061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T3]-[.S3]" office:value-type="float" office:value="6.25" calcext:value-type="float">
            <text:p>6.25</text:p>
          </table:table-cell>
          <table:table-cell office:value-type="float" office:value="0.2" calcext:value-type="float">
            <text:p>0.2</text:p>
          </table:table-cell>
          <table:table-cell office:value-type="float" office:value="6.45" calcext:value-type="float">
            <text:p>6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table:formula="of:=1/SQRT([.C4]/1000)" office:value-type="float" office:value="2.88675134594813" calcext:value-type="float">
            <text:p>2.887</text:p>
          </table:table-cell>
          <table:table-cell table:style-name="ce2" table:formula="of:=[.R4]/[.Q4]" office:value-type="float" office:value="0.4" calcext:value-type="float">
            <text:p>0.400</text:p>
          </table:table-cell>
          <table:table-cell table:style-name="ce8" table:formula="of:=0.1/[.Q4]" office:value-type="float" office:value="0.00714285714285714" calcext:value-type="float">
            <text:p>0.00714</text:p>
          </table:table-cell>
          <table:table-cell table:style-name="ce7" table:formula="of:=2*PI()/[.E4]" office:value-type="float" office:value="15.707963267949" calcext:value-type="float">
            <text:p>15.71</text:p>
          </table:table-cell>
          <table:table-cell table:style-name="ce2" table:formula="of:=[.G4]*[.F4]/[.E4]" office:value-type="float" office:value="0.280499344070517" calcext:value-type="float">
            <text:p>0.280</text:p>
          </table:table-cell>
          <table:table-cell table:formula="of:=[.C4]*4*PI()*PI()/[.E4]/[.E4]/1000" office:value-type="float" office:value="29.6088132032681" calcext:value-type="float">
            <text:p>29.6088132033</text:p>
          </table:table-cell>
          <table:table-cell table:number-columns-repeated="2"/>
          <table:table-cell table:formula="of:=[.D4]*[.G4]/[.H4]/[.H4]" office:value-type="float" office:value="576.322472014249" calcext:value-type="float">
            <text:p>576.3224720142</text:p>
          </table:table-cell>
          <table:table-cell table:formula="of:=[.D4]*[.D4]/[.H4]/[.H4]" office:value-type="float" office:value="105.914410634124" calcext:value-type="float">
            <text:p>105.91441063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T4]-[.S4]" office:value-type="float" office:value="5.6" calcext:value-type="float">
            <text:p>5.6</text:p>
          </table:table-cell>
          <table:table-cell office:value-type="float" office:value="0.16" calcext:value-type="float">
            <text:p>0.16</text:p>
          </table:table-cell>
          <table:table-cell office:value-type="float" office:value="5.76" calcext:value-type="float">
            <text:p>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1/SQRT([.C5]/1000)" office:value-type="float" office:value="2.58198889747161" calcext:value-type="float">
            <text:p>2.582</text:p>
          </table:table-cell>
          <table:table-cell table:style-name="ce2" table:formula="of:=[.R5]/[.Q5]" office:value-type="float" office:value="0.445" calcext:value-type="float">
            <text:p>0.445</text:p>
          </table:table-cell>
          <table:table-cell table:style-name="ce8" table:formula="of:=0.1/[.Q5]" office:value-type="float" office:value="0.00625" calcext:value-type="float">
            <text:p>0.00625</text:p>
          </table:table-cell>
          <table:table-cell table:style-name="ce7" table:formula="of:=2*PI()/[.E5]" office:value-type="float" office:value="14.1195175442238" calcext:value-type="float">
            <text:p>14.12</text:p>
          </table:table-cell>
          <table:table-cell table:style-name="ce2" table:formula="of:=[.G5]*[.F5]/[.E5]" office:value-type="float" office:value="0.1983078306773" calcext:value-type="float">
            <text:p>0.198</text:p>
          </table:table-cell>
          <table:table-cell table:formula="of:=[.C5]*4*PI()*PI()/[.E5]/[.E5]/1000" office:value-type="float" office:value="29.9041163522465" calcext:value-type="float">
            <text:p>29.9041163522</text:p>
          </table:table-cell>
          <table:table-cell table:number-columns-repeated="2"/>
          <table:table-cell table:formula="of:=[.D5]*[.G5]/[.H5]/[.H5]" office:value-type="float" office:value="927.031518987933" calcext:value-type="float">
            <text:p>927.0315189879</text:p>
          </table:table-cell>
          <table:table-cell table:formula="of:=[.D5]*[.D5]/[.H5]/[.H5]" office:value-type="float" office:value="169.523149933142" calcext:value-type="float">
            <text:p>169.52314993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T5]-[.S5]" office:value-type="float" office:value="7.12" calcext:value-type="float">
            <text:p>7.12</text:p>
          </table:table-cell>
          <table:table-cell office:value-type="float" office:value="0.24" calcext:value-type="float">
            <text:p>0.24</text:p>
          </table:table-cell>
          <table:table-cell office:value-type="float" office:value="7.36" calcext:value-type="float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style-name="ce2" table:formula="of:=1/SQRT([.C6]/1000)" office:value-type="float" office:value="2" calcext:value-type="float">
            <text:p>2.000</text:p>
          </table:table-cell>
          <table:table-cell table:style-name="ce2" table:formula="of:=[.R6]/[.Q6]" office:value-type="float" office:value="0.570666666666667" calcext:value-type="float">
            <text:p>0.571</text:p>
          </table:table-cell>
          <table:table-cell table:style-name="ce8" table:formula="of:=0.1/[.Q6]" office:value-type="float" office:value="0.00666666666666667" calcext:value-type="float">
            <text:p>0.00667</text:p>
          </table:table-cell>
          <table:table-cell table:style-name="ce7" table:formula="of:=2*PI()/[.E6]" office:value-type="float" office:value="11.010254627067" calcext:value-type="float">
            <text:p>11.01</text:p>
          </table:table-cell>
          <table:table-cell table:style-name="ce2" table:formula="of:=[.G6]*[.F6]/[.E6]" office:value-type="float" office:value="0.128624469942372" calcext:value-type="float">
            <text:p>0.129</text:p>
          </table:table-cell>
          <table:table-cell table:formula="of:=[.C6]*4*PI()*PI()/[.E6]/[.E6]/1000" office:value-type="float" office:value="30.3064267382127" calcext:value-type="float">
            <text:p>30.3064267382</text:p>
          </table:table-cell>
          <table:table-cell table:number-columns-repeated="2"/>
          <table:table-cell table:formula="of:=[.D6]*[.G6]/[.H6]/[.H6]" office:value-type="float" office:value="1331.00645683285" calcext:value-type="float">
            <text:p>1331.0064568329</text:p>
          </table:table-cell>
          <table:table-cell table:formula="of:=[.D6]*[.D6]/[.H6]/[.H6]" office:value-type="float" office:value="241.775781199605" calcext:value-type="float">
            <text:p>241.77578119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T6]-[.S6]" office:value-type="float" office:value="8.56" calcext:value-type="float">
            <text:p>8.56</text:p>
          </table:table-cell>
          <table:table-cell office:value-type="float" office:value="0.44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style-name="ce2" table:formula="of:=1/SQRT([.C7]/1000)" office:value-type="float" office:value="1.64398987305357" calcext:value-type="float">
            <text:p>1.644</text:p>
          </table:table-cell>
          <table:table-cell table:style-name="ce2" table:formula="of:=[.R7]/[.Q7]" office:value-type="float" office:value="0.694545454545454" calcext:value-type="float">
            <text:p>0.695</text:p>
          </table:table-cell>
          <table:table-cell table:style-name="ce8" table:formula="of:=0.1/[.Q7]" office:value-type="float" office:value="0.00454545454545455" calcext:value-type="float">
            <text:p>0.00455</text:p>
          </table:table-cell>
          <table:table-cell table:style-name="ce7" table:formula="of:=2*PI()/[.E7]" office:value-type="float" office:value="9.04647099201249" calcext:value-type="float">
            <text:p>9.05</text:p>
          </table:table-cell>
          <table:table-cell table:style-name="ce2" table:formula="of:=[.G7]*[.F7]/[.E7]" office:value-type="float" office:value="0.059204653089087" calcext:value-type="float">
            <text:p>0.059</text:p>
          </table:table-cell>
          <table:table-cell table:formula="of:=[.C7]*4*PI()*PI()/[.E7]/[.E7]/1000" office:value-type="float" office:value="30.2802958414497" calcext:value-type="float">
            <text:p>30.2802958414</text:p>
          </table:table-cell>
          <table:table-cell table:number-columns-repeated="2"/>
          <table:table-cell table:formula="of:=[.D7]*[.G7]/[.H7]/[.H7]" office:value-type="float" office:value="4242.93766614247" calcext:value-type="float">
            <text:p>4242.9376661425</text:p>
          </table:table-cell>
          <table:table-cell table:formula="of:=[.D7]*[.D7]/[.H7]/[.H7]" office:value-type="float" office:value="771.057195816424" calcext:value-type="float">
            <text:p>771.0571958164</text:p>
          </table:table-cell>
          <table:table-cell table:formula="of:=[.N9]*[.N9]" office:value-type="float" office:value="30.3175653782698" calcext:value-type="float">
            <text:p>30.3175653783</text:p>
          </table:table-cell>
          <table:table-cell table:formula="of:=2*[.N7]/[.N9]*[.O9]" office:value-type="float" office:value="0.198298801057478" calcext:value-type="float">
            <text:p>0.198298801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T7]-[.S7]" office:value-type="float" office:value="15.28" calcext:value-type="float">
            <text:p>15.28</text:p>
          </table:table-cell>
          <table:table-cell office:value-type="float" office:value="0.48" calcext:value-type="float">
            <text:p>0.48</text:p>
          </table:table-cell>
          <table:table-cell office:value-type="float" office:value="15.76" calcext:value-type="float">
            <text:p>1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style-name="ce2" table:formula="of:=1/SQRT([.C8]/1000)" office:value-type="float" office:value="1.4142135623731" calcext:value-type="float">
            <text:p>1.414</text:p>
          </table:table-cell>
          <table:table-cell table:style-name="ce2" table:formula="of:=[.R8]/[.Q8]" office:value-type="float" office:value="0.804285714285714" calcext:value-type="float">
            <text:p>0.804</text:p>
          </table:table-cell>
          <table:table-cell table:style-name="ce8" table:formula="of:=0.1/[.Q8]" office:value-type="float" office:value="0.00357142857142857" calcext:value-type="float">
            <text:p>0.00357</text:p>
          </table:table-cell>
          <table:table-cell table:style-name="ce7" table:formula="of:=2*PI()/[.E8]" office:value-type="float" office:value="7.81213093255011" calcext:value-type="float">
            <text:p>7.81</text:p>
          </table:table-cell>
          <table:table-cell table:style-name="ce2" table:formula="of:=[.G8]*[.F8]/[.E8]" office:value-type="float" office:value="0.0346897465921408" calcext:value-type="float">
            <text:p>0.035</text:p>
          </table:table-cell>
          <table:table-cell table:formula="of:=[.C8]*4*PI()*PI()/[.E8]/[.E8]/1000" office:value-type="float" office:value="30.5146948536531" calcext:value-type="float">
            <text:p>30.5146948537</text:p>
          </table:table-cell>
          <table:table-cell table:number-columns-repeated="2"/>
          <table:table-cell table:formula="of:=[.D8]*[.G8]/[.H8]/[.H8]" office:value-type="float" office:value="9180.83657372626" calcext:value-type="float">
            <text:p>9180.8365737263</text:p>
          </table:table-cell>
          <table:table-cell table:formula="of:=[.D8]*[.D8]/[.H8]/[.H8]" office:value-type="float" office:value="1661.98745369164" calcext:value-type="float">
            <text:p>1661.98745369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T8]-[.S8]" office:value-type="float" office:value="22.52" calcext:value-type="float">
            <text:p>22.52</text:p>
          </table:table-cell>
          <table:table-cell office:value-type="float" office:value="0.28" calcext:value-type="float">
            <text:p>0.28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style-name="ce2" table:formula="of:=1/SQRT([.C9]/1000)" office:value-type="float" office:value="7.07106781186548" calcext:value-type="float">
            <text:p>7.071</text:p>
          </table:table-cell>
          <table:table-cell table:style-name="ce2" table:formula="of:=[.R9]/[.Q9]" office:value-type="float" office:value="0.345945945945946" calcext:value-type="float">
            <text:p>0.346</text:p>
          </table:table-cell>
          <table:table-cell table:style-name="ce8" table:formula="of:=0.1/[.Q9]" office:value-type="float" office:value="0.0027027027027027" calcext:value-type="float">
            <text:p>0.00270</text:p>
          </table:table-cell>
          <table:table-cell table:style-name="ce7" table:formula="of:=2*PI()/[.E9]" office:value-type="float" office:value="18.162332528566" calcext:value-type="float">
            <text:p>18.16</text:p>
          </table:table-cell>
          <table:table-cell table:style-name="ce2" table:formula="of:=[.G9]*[.F9]/[.E9]" office:value-type="float" office:value="0.141893222879422" calcext:value-type="float">
            <text:p>0.142</text:p>
          </table:table-cell>
          <table:table-cell table:formula="of:=[.C9]*4*PI()*PI()/[.E9]/[.E9]/1000" office:value-type="float" office:value="6.59740645756412" calcext:value-type="float">
            <text:p>6.5974064576</text:p>
          </table:table-cell>
          <table:table-cell/>
          <table:table-cell office:value-type="string" calcext:value-type="string">
            <text:p>S</text:p>
          </table:table-cell>
          <table:table-cell table:formula="of:=SUM([.L3:.L8])" office:value-type="float" office:value="16980.9232347006" calcext:value-type="float">
            <text:p>16980.9232347006</text:p>
          </table:table-cell>
          <table:table-cell table:formula="of:=SUM([.M3:.M8])" office:value-type="float" office:value="3083.99835189442" calcext:value-type="float">
            <text:p>3083.9983518944</text:p>
          </table:table-cell>
          <table:table-cell table:formula="of:=[.L9]/[.M9]" office:value-type="float" office:value="5.50613888112803" calcext:value-type="float">
            <text:p>5.5061388811</text:p>
          </table:table-cell>
          <table:table-cell table:formula="of:=SQRT(1/[.M9])" office:value-type="float" office:value="0.0180070649631755" calcext:value-type="float">
            <text:p>0.01800706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9]-[.S9]" office:value-type="float" office:value="12.8" calcext:value-type="float">
            <text:p>12.8</text:p>
          </table:table-cell>
          <table:table-cell office:value-type="float" office:value="0.36" calcext:value-type="float">
            <text:p>0.36</text:p>
          </table:table-cell>
          <table:table-cell office:value-type="float" office:value="13.16" calcext:value-type="float">
            <text:p>13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" table:formula="of:=1/SQRT([.C10]/1000)" office:value-type="float" office:value="4.47213595499958" calcext:value-type="float">
            <text:p>4.472</text:p>
          </table:table-cell>
          <table:table-cell table:style-name="ce2" table:formula="of:=[.R10]/[.Q10]" office:value-type="float" office:value="0.530909090909091" calcext:value-type="float">
            <text:p>0.531</text:p>
          </table:table-cell>
          <table:table-cell table:style-name="ce8" table:formula="of:=0.1/[.Q10]" office:value-type="float" office:value="0.00454545454545455" calcext:value-type="float">
            <text:p>0.00455</text:p>
          </table:table-cell>
          <table:table-cell table:style-name="ce7" table:formula="of:=2*PI()/[.E10]" office:value-type="float" office:value="11.834766845715" calcext:value-type="float">
            <text:p>11.83</text:p>
          </table:table-cell>
          <table:table-cell table:style-name="ce2" table:formula="of:=[.G10]*[.F10]/[.E10]" office:value-type="float" office:value="0.101325058610573" calcext:value-type="float">
            <text:p>0.101</text:p>
          </table:table-cell>
          <table:table-cell table:formula="of:=[.C10]*4*PI()*PI()/[.E10]/[.E10]/1000" office:value-type="float" office:value="7.00308531462172" calcext:value-type="float">
            <text:p>7.003085314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T10]-[.S10]" office:value-type="float" office:value="11.68" calcext:value-type="float">
            <text:p>11.68</text:p>
          </table:table-cell>
          <table:table-cell office:value-type="float" office:value="0.16" calcext:value-type="float">
            <text:p>0.16</text:p>
          </table:table-cell>
          <table:table-cell office:value-type="float" office:value="11.84" calcext:value-type="float">
            <text:p>11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table:formula="of:=1/SQRT([.C11]/1000)" office:value-type="float" office:value="3.16227766016838" calcext:value-type="float">
            <text:p>3.162</text:p>
          </table:table-cell>
          <table:table-cell table:style-name="ce2" table:formula="of:=[.R11]/[.Q11]" office:value-type="float" office:value="0.741176470588235" calcext:value-type="float">
            <text:p>0.741</text:p>
          </table:table-cell>
          <table:table-cell table:style-name="ce8" table:formula="of:=0.1/[.Q11]" office:value-type="float" office:value="0.00588235294117647" calcext:value-type="float">
            <text:p>0.00588</text:p>
          </table:table-cell>
          <table:table-cell table:style-name="ce7" table:formula="of:=2*PI()/[.E11]" office:value-type="float" office:value="8.47731350968674" calcext:value-type="float">
            <text:p>8.48</text:p>
          </table:table-cell>
          <table:table-cell table:style-name="ce2" table:formula="of:=[.G11]*[.F11]/[.E11]" office:value-type="float" office:value="0.0672802659498948" calcext:value-type="float">
            <text:p>0.067</text:p>
          </table:table-cell>
          <table:table-cell table:formula="of:=[.C11]*4*PI()*PI()/[.E11]/[.E11]/1000" office:value-type="float" office:value="7.18648443415174" calcext:value-type="float">
            <text:p>7.1864844342</text:p>
          </table:table-cell>
          <table:table-cell table:number-columns-repeated="2"/>
          <table:table-cell table:formula="of:=[.D9]*[.G9]/[.H9]/[.H9]" office:value-type="float" office:value="6378.71676709968" calcext:value-type="float">
            <text:p>6378.7167670997</text:p>
          </table:table-cell>
          <table:table-cell table:formula="of:=[.D9]*[.D9]/[.H9]/[.H9]" office:value-type="float" office:value="2483.40012175773" calcext:value-type="float">
            <text:p>2483.40012175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T11]-[.S11]" office:value-type="float" office:value="12.6" calcext:value-type="float">
            <text:p>12.6</text:p>
          </table:table-cell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table:formula="of:=1/SQRT([.C12]/1000)" office:value-type="float" office:value="2.88675134594813" calcext:value-type="float">
            <text:p>2.887</text:p>
          </table:table-cell>
          <table:table-cell table:style-name="ce2" table:formula="of:=[.R12]/[.Q12]" office:value-type="float" office:value="0.810526315789474" calcext:value-type="float">
            <text:p>0.811</text:p>
          </table:table-cell>
          <table:table-cell table:style-name="ce8" table:formula="of:=0.1/[.Q12]" office:value-type="float" office:value="0.00526315789473684" calcext:value-type="float">
            <text:p>0.00526</text:p>
          </table:table-cell>
          <table:table-cell table:style-name="ce7" table:formula="of:=2*PI()/[.E12]" office:value-type="float" office:value="7.7519818724943" calcext:value-type="float">
            <text:p>7.75</text:p>
          </table:table-cell>
          <table:table-cell table:style-name="ce2" table:formula="of:=[.G12]*[.F12]/[.E12]" office:value-type="float" office:value="0.0503375446265863" calcext:value-type="float">
            <text:p>0.050</text:p>
          </table:table-cell>
          <table:table-cell table:formula="of:=[.C12]*4*PI()*PI()/[.E12]/[.E12]/1000" office:value-type="float" office:value="7.21118675417761" calcext:value-type="float">
            <text:p>7.2111867542</text:p>
          </table:table-cell>
          <table:table-cell table:number-columns-repeated="2"/>
          <table:table-cell table:formula="of:=[.D10]*[.G10]/[.H10]/[.H10]" office:value-type="float" office:value="5155.14608830879" calcext:value-type="float">
            <text:p>5155.1460883088</text:p>
          </table:table-cell>
          <table:table-cell table:formula="of:=[.D10]*[.D10]/[.H10]/[.H10]" office:value-type="float" office:value="1948.03281512457" calcext:value-type="float">
            <text:p>1948.032815124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T12]-[.S12]" office:value-type="float" office:value="15.4" calcext:value-type="float">
            <text:p>15.4</text:p>
          </table:table-cell>
          <table:table-cell office:value-type="float" office:value="0.44" calcext:value-type="float">
            <text:p>0.44</text:p>
          </table:table-cell>
          <table:table-cell office:value-type="float" office:value="15.84" calcext:value-type="float">
            <text:p>1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1/SQRT([.C13]/1000)" office:value-type="float" office:value="2.58198889747161" calcext:value-type="float">
            <text:p>2.582</text:p>
          </table:table-cell>
          <table:table-cell table:style-name="ce2" table:formula="of:=[.R13]/[.Q13]" office:value-type="float" office:value="0.9025" calcext:value-type="float">
            <text:p>0.903</text:p>
          </table:table-cell>
          <table:table-cell table:style-name="ce8" table:formula="of:=0.1/[.Q13]" office:value-type="float" office:value="0.00625" calcext:value-type="float">
            <text:p>0.00625</text:p>
          </table:table-cell>
          <table:table-cell table:style-name="ce7" table:formula="of:=2*PI()/[.E13]" office:value-type="float" office:value="6.96197817970037" calcext:value-type="float">
            <text:p>6.96</text:p>
          </table:table-cell>
          <table:table-cell table:style-name="ce2" table:formula="of:=[.G13]*[.F13]/[.E13]" office:value-type="float" office:value="0.0482131452887838" calcext:value-type="float">
            <text:p>0.048</text:p>
          </table:table-cell>
          <table:table-cell table:formula="of:=[.C13]*4*PI()*PI()/[.E13]/[.E13]/1000" office:value-type="float" office:value="7.27037102619362" calcext:value-type="float">
            <text:p>7.2703710262</text:p>
          </table:table-cell>
          <table:table-cell table:number-columns-repeated="2"/>
          <table:table-cell table:formula="of:=[.D11]*[.G11]/[.H11]/[.H11]" office:value-type="float" office:value="5922.19694074855" calcext:value-type="float">
            <text:p>5922.1969407486</text:p>
          </table:table-cell>
          <table:table-cell table:formula="of:=[.D11]*[.D11]/[.H11]/[.H11]" office:value-type="float" office:value="2209.14692649354" calcext:value-type="float">
            <text:p>2209.14692649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T13]-[.S13]" office:value-type="float" office:value="14.44" calcext:value-type="float">
            <text:p>14.44</text:p>
          </table:table-cell>
          <table:table-cell office:value-type="float" office:value="0.16" calcext:value-type="float">
            <text:p>0.16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style-name="ce2" table:formula="of:=1/SQRT([.C14]/1000)" office:value-type="float" office:value="2.23606797749979" calcext:value-type="float">
            <text:p>2.236</text:p>
          </table:table-cell>
          <table:table-cell table:style-name="ce2" table:formula="of:=[.R14]/[.Q14]" office:value-type="float" office:value="1.03789473684211" calcext:value-type="float">
            <text:p>1.038</text:p>
          </table:table-cell>
          <table:table-cell table:style-name="ce8" table:formula="of:=0.1/[.Q14]" office:value-type="float" office:value="0.00526315789473684" calcext:value-type="float">
            <text:p>0.00526</text:p>
          </table:table-cell>
          <table:table-cell table:style-name="ce7" table:formula="of:=2*PI()/[.E14]" office:value-type="float" office:value="6.05377894707972" calcext:value-type="float">
            <text:p>6.05</text:p>
          </table:table-cell>
          <table:table-cell table:style-name="ce2" table:formula="of:=[.G14]*[.F14]/[.E14]" office:value-type="float" office:value="0.0306986762022298" calcext:value-type="float">
            <text:p>0.031</text:p>
          </table:table-cell>
          <table:table-cell table:formula="of:=[.C14]*4*PI()*PI()/[.E14]/[.E14]/1000" office:value-type="float" office:value="7.32964790802107" calcext:value-type="float">
            <text:p>7.329647908</text:p>
          </table:table-cell>
          <table:table-cell table:number-columns-repeated="2"/>
          <table:table-cell table:formula="of:=[.D12]*[.G12]/[.H12]/[.H12]" office:value-type="float" office:value="8831.57314433676" calcext:value-type="float">
            <text:p>8831.5731443368</text:p>
          </table:table-cell>
          <table:table-cell table:formula="of:=[.D12]*[.D12]/[.H12]/[.H12]" office:value-type="float" office:value="3288.7790607088" calcext:value-type="float">
            <text:p>3288.779060708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T14]-[.S14]" office:value-type="float" office:value="19.72" calcext:value-type="float">
            <text:p>19.72</text:p>
          </table:table-cell>
          <table:table-cell office:value-type="float" office:value="0.44" calcext:value-type="float">
            <text:p>0.44</text:p>
          </table:table-cell>
          <table:table-cell office:value-type="float" office:value="20.16" calcext:value-type="float">
            <text:p>2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style-name="ce2" table:formula="of:=1/SQRT([.C15]/1000)" office:value-type="float" office:value="3.16227766016838" calcext:value-type="float">
            <text:p>3.162</text:p>
          </table:table-cell>
          <table:table-cell table:style-name="ce2" table:formula="of:=[.R15]/[.Q15]" office:value-type="float" office:value="0.331034482758621" calcext:value-type="float">
            <text:p>0.331</text:p>
          </table:table-cell>
          <table:table-cell table:style-name="ce8" table:formula="of:=0.1/[.Q15]" office:value-type="float" office:value="0.00344827586206897" calcext:value-type="float">
            <text:p>0.00345</text:p>
          </table:table-cell>
          <table:table-cell table:style-name="ce7" table:formula="of:=2*PI()/[.E15]" office:value-type="float" office:value="18.9804556154383" calcext:value-type="float">
            <text:p>18.98</text:p>
          </table:table-cell>
          <table:table-cell table:style-name="ce2" table:formula="of:=[.G15]*[.F15]/[.E15]" office:value-type="float" office:value="0.197713079327483" calcext:value-type="float">
            <text:p>0.198</text:p>
          </table:table-cell>
          <table:table-cell table:formula="of:=[.C15]*4*PI()*PI()/[.E15]/[.E15]/1000" office:value-type="float" office:value="36.0257695369624" calcext:value-type="float">
            <text:p>36.025769537</text:p>
          </table:table-cell>
          <table:table-cell table:number-columns-repeated="2"/>
          <table:table-cell table:formula="of:=[.D13]*[.G13]/[.H13]/[.H13]" office:value-type="float" office:value="7733.14403285024" calcext:value-type="float">
            <text:p>7733.1440328502</text:p>
          </table:table-cell>
          <table:table-cell table:formula="of:=[.D13]*[.D13]/[.H13]/[.H13]" office:value-type="float" office:value="2867.99118296396" calcext:value-type="float">
            <text:p>2867.991182964</text:p>
          </table:table-cell>
          <table:table-cell table:formula="of:=[.N17]*[.N17]" office:value-type="float" office:value="7.1436331501434" calcext:value-type="float">
            <text:p>7.1436331501</text:p>
          </table:table-cell>
          <table:table-cell table:formula="of:=2*[.N15]/[.N17]*[.O17]" office:value-type="float" office:value="0.0397297147309837" calcext:value-type="float">
            <text:p>0.039729714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15]-[.S15]" office:value-type="float" office:value="9.6" calcext:value-type="float">
            <text:p>9.6</text:p>
          </table:table-cell>
          <table:table-cell office:value-type="float" office:value="0.08" calcext:value-type="float">
            <text:p>0.08</text:p>
          </table:table-cell>
          <table:table-cell office:value-type="float" office:value="9.68" calcext:value-type="float">
            <text:p>9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table:formula="of:=1/SQRT([.C16]/1000)" office:value-type="float" office:value="2.88675134594813" calcext:value-type="float">
            <text:p>2.887</text:p>
          </table:table-cell>
          <table:table-cell table:style-name="ce2" table:formula="of:=[.R16]/[.Q16]" office:value-type="float" office:value="0.378571428571429" calcext:value-type="float">
            <text:p>0.379</text:p>
          </table:table-cell>
          <table:table-cell table:style-name="ce8" table:formula="of:=0.1/[.Q16]" office:value-type="float" office:value="0.00357142857142857" calcext:value-type="float">
            <text:p>0.00357</text:p>
          </table:table-cell>
          <table:table-cell table:style-name="ce7" table:formula="of:=2*PI()/[.E16]" office:value-type="float" office:value="16.597093264248" calcext:value-type="float">
            <text:p>16.60</text:p>
          </table:table-cell>
          <table:table-cell table:style-name="ce2" table:formula="of:=[.G16]*[.F16]/[.E16]" office:value-type="float" office:value="0.156576351549509" calcext:value-type="float">
            <text:p>0.157</text:p>
          </table:table-cell>
          <table:table-cell table:formula="of:=[.C16]*4*PI()*PI()/[.E16]/[.E16]/1000" office:value-type="float" office:value="33.0556205786573" calcext:value-type="float">
            <text:p>33.0556205787</text:p>
          </table:table-cell>
          <table:table-cell table:number-columns-repeated="2"/>
          <table:table-cell table:formula="of:=[.D14]*[.G14]/[.H14]/[.H14]" office:value-type="float" office:value="14363.8964187951" calcext:value-type="float">
            <text:p>14363.8964187951</text:p>
          </table:table-cell>
          <table:table-cell table:formula="of:=[.D14]*[.D14]/[.H14]/[.H14]" office:value-type="float" office:value="5305.55362112872" calcext:value-type="float">
            <text:p>5305.55362112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T16]-[.S16]" office:value-type="float" office:value="10.6" calcext:value-type="float">
            <text:p>10.6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1/SQRT([.C17]/1000)" office:value-type="float" office:value="2.58198889747161" calcext:value-type="float">
            <text:p>2.582</text:p>
          </table:table-cell>
          <table:table-cell table:style-name="ce2" table:formula="of:=[.R17]/[.Q17]" office:value-type="float" office:value="0.431304347826087" calcext:value-type="float">
            <text:p>0.431</text:p>
          </table:table-cell>
          <table:table-cell table:style-name="ce8" table:formula="of:=0.1/[.Q17]" office:value-type="float" office:value="0.00434782608695652" calcext:value-type="float">
            <text:p>0.00435</text:p>
          </table:table-cell>
          <table:table-cell table:style-name="ce7" table:formula="of:=2*PI()/[.E17]" office:value-type="float" office:value="14.5678691597914" calcext:value-type="float">
            <text:p>14.57</text:p>
          </table:table-cell>
          <table:table-cell table:style-name="ce2" table:formula="of:=[.G17]*[.F17]/[.E17]" office:value-type="float" office:value="0.146853519755962" calcext:value-type="float">
            <text:p>0.147</text:p>
          </table:table-cell>
          <table:table-cell table:formula="of:=[.C17]*4*PI()*PI()/[.E17]/[.E17]/1000" office:value-type="float" office:value="31.8334217785201" calcext:value-type="float">
            <text:p>31.8334217785</text:p>
          </table:table-cell>
          <table:table-cell/>
          <table:table-cell office:value-type="string" calcext:value-type="string">
            <text:p>S</text:p>
          </table:table-cell>
          <table:table-cell table:formula="of:=SUM([.L11:.L16])" office:value-type="float" office:value="48384.6733921391" calcext:value-type="float">
            <text:p>48384.6733921391</text:p>
          </table:table-cell>
          <table:table-cell table:formula="of:=SUM([.M11:.M16])" office:value-type="float" office:value="18102.9037281773" calcext:value-type="float">
            <text:p>18102.9037281773</text:p>
          </table:table-cell>
          <table:table-cell table:formula="of:=[.L17]/[.M17]" office:value-type="float" office:value="2.67275759285114" calcext:value-type="float">
            <text:p>2.6727575929</text:p>
          </table:table-cell>
          <table:table-cell table:formula="of:=SQRT(1/[.M17])" office:value-type="float" office:value="0.00743234531205698" calcext:value-type="float">
            <text:p>0.007432345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17]-[.S17]" office:value-type="float" office:value="9.92" calcext:value-type="float">
            <text:p>9.92</text:p>
          </table:table-cell>
          <table:table-cell office:value-type="float" office:value="0.16" calcext:value-type="float">
            <text:p>0.16</text:p>
          </table:table-cell>
          <table:table-cell office:value-type="float" office:value="10.08" calcext:value-type="float">
            <text:p>1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style-name="ce2" table:formula="of:=1/SQRT([.C18]/1000)" office:value-type="float" office:value="2" calcext:value-type="float">
            <text:p>2.000</text:p>
          </table:table-cell>
          <table:table-cell table:style-name="ce2" table:formula="of:=[.R18]/[.Q18]" office:value-type="float" office:value="0.596190476190476" calcext:value-type="float">
            <text:p>0.596</text:p>
          </table:table-cell>
          <table:table-cell table:style-name="ce8" table:formula="of:=0.1/[.Q18]" office:value-type="float" office:value="0.00476190476190476" calcext:value-type="float">
            <text:p>0.00476</text:p>
          </table:table-cell>
          <table:table-cell table:style-name="ce7" table:formula="of:=2*PI()/[.E18]" office:value-type="float" office:value="10.5388890935121" calcext:value-type="float">
            <text:p>10.54</text:p>
          </table:table-cell>
          <table:table-cell table:style-name="ce2" table:formula="of:=[.G18]*[.F18]/[.E18]" office:value-type="float" office:value="0.0841764304593617" calcext:value-type="float">
            <text:p>0.084</text:p>
          </table:table-cell>
          <table:table-cell table:formula="of:=[.C18]*4*PI()*PI()/[.E18]/[.E18]/1000" office:value-type="float" office:value="27.767045831337" calcext:value-type="float">
            <text:p>27.7670458313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T18]-[.S18]" office:value-type="float" office:value="12.52" calcext:value-type="float">
            <text:p>12.52</text:p>
          </table:table-cell>
          <table:table-cell office:value-type="float" office:value="0.16" calcext:value-type="float">
            <text:p>0.16</text:p>
          </table:table-cell>
          <table:table-cell office:value-type="float" office:value="12.68" calcext:value-type="float">
            <text:p>12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style-name="ce2" table:formula="of:=1/SQRT([.C19]/1000)" office:value-type="float" office:value="1.4142135623731" calcext:value-type="float">
            <text:p>1.414</text:p>
          </table:table-cell>
          <table:table-cell table:style-name="ce2" table:formula="of:=[.R19]/[.Q19]" office:value-type="float" office:value="0.845217391304348" calcext:value-type="float">
            <text:p>0.845</text:p>
          </table:table-cell>
          <table:table-cell table:style-name="ce8" table:formula="of:=0.1/[.Q19]" office:value-type="float" office:value="0.00434782608695652" calcext:value-type="float">
            <text:p>0.00435</text:p>
          </table:table-cell>
          <table:table-cell table:style-name="ce7" table:formula="of:=2*PI()/[.E19]" office:value-type="float" office:value="7.43380977701288" calcext:value-type="float">
            <text:p>7.43</text:p>
          </table:table-cell>
          <table:table-cell table:style-name="ce2" table:formula="of:=[.G19]*[.F19]/[.E19]" office:value-type="float" office:value="0.0382397622274325" calcext:value-type="float">
            <text:p>0.038</text:p>
          </table:table-cell>
          <table:table-cell table:formula="of:=[.C19]*4*PI()*PI()/[.E19]/[.E19]/1000" office:value-type="float" office:value="27.6307639004062" calcext:value-type="float">
            <text:p>27.6307639004</text:p>
          </table:table-cell>
          <table:table-cell table:number-columns-repeated="2"/>
          <table:table-cell table:formula="of:=[.D15]*[.G15]/[.H15]/[.H15]" office:value-type="float" office:value="1535.45054484397" calcext:value-type="float">
            <text:p>1535.450544844</text:p>
          </table:table-cell>
          <table:table-cell table:formula="of:=[.D15]*[.D15]/[.H15]/[.H15]" office:value-type="float" office:value="255.816881039678" calcext:value-type="float">
            <text:p>255.816881039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T19]-[.S19]" office:value-type="float" office:value="19.44" calcext:value-type="float">
            <text:p>19.44</text:p>
          </table:table-cell>
          <table:table-cell office:value-type="float" office:value="0.4" calcext:value-type="float">
            <text:p>0.4</text:p>
          </table:table-cell>
          <table:table-cell office:value-type="float" office:value="19.84" calcext:value-type="float">
            <text:p>19.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style-name="ce2" table:formula="of:=1/SQRT([.C20]/1000)" office:value-type="float" office:value="7.07106781186548" calcext:value-type="float">
            <text:p>7.071</text:p>
          </table:table-cell>
          <table:table-cell table:style-name="ce2" table:formula="of:=[.R20]/[.Q20]" office:value-type="float" office:value="0.505714285714286" calcext:value-type="float">
            <text:p>0.506</text:p>
          </table:table-cell>
          <table:table-cell table:style-name="ce8" table:formula="of:=0.1/[.Q20]" office:value-type="float" office:value="0.00238095238095238" calcext:value-type="float">
            <text:p>0.00238</text:p>
          </table:table-cell>
          <table:table-cell table:style-name="ce7" table:formula="of:=2*PI()/[.E20]" office:value-type="float" office:value="12.4243777260613" calcext:value-type="float">
            <text:p>12.42</text:p>
          </table:table-cell>
          <table:table-cell table:style-name="ce2" table:formula="of:=[.G20]*[.F20]/[.E20]" office:value-type="float" office:value="0.0584951870341871" calcext:value-type="float">
            <text:p>0.058</text:p>
          </table:table-cell>
          <table:table-cell table:formula="of:=[.C20]*4*PI()*PI()/[.E20]/[.E20]/1000" office:value-type="float" office:value="3.08730323759697" calcext:value-type="float">
            <text:p>3.0873032376</text:p>
          </table:table-cell>
          <table:table-cell table:number-columns-repeated="2"/>
          <table:table-cell table:formula="of:=[.D16]*[.G16]/[.H16]/[.H16]" office:value-type="float" office:value="1954.29028485025" calcext:value-type="float">
            <text:p>1954.2902848503</text:p>
          </table:table-cell>
          <table:table-cell table:formula="of:=[.D16]*[.D16]/[.H16]/[.H16]" office:value-type="float" office:value="339.911936406198" calcext:value-type="float">
            <text:p>339.911936406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T20]-[.S20]" office:value-type="float" office:value="21.24" calcext:value-type="float">
            <text:p>21.24</text:p>
          </table:table-cell>
          <table:table-cell office:value-type="float" office:value="0.16" calcext:value-type="float">
            <text:p>0.16</text:p>
          </table:table-cell>
          <table:table-cell office:value-type="float" office:value="21.4" calcext:value-type="float">
            <text:p>21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style-name="ce2" table:formula="of:=1/SQRT([.C21]/1000)" office:value-type="float" office:value="4.47213595499958" calcext:value-type="float">
            <text:p>4.472</text:p>
          </table:table-cell>
          <table:table-cell table:style-name="ce2" table:formula="of:=[.R21]/[.Q21]" office:value-type="float" office:value="0.777142857142857" calcext:value-type="float">
            <text:p>0.777</text:p>
          </table:table-cell>
          <table:table-cell table:style-name="ce8" table:formula="of:=0.1/[.Q21]" office:value-type="float" office:value="0.00357142857142857" calcext:value-type="float">
            <text:p>0.00357</text:p>
          </table:table-cell>
          <table:table-cell table:style-name="ce7" table:formula="of:=2*PI()/[.E21]" office:value-type="float" office:value="8.08498109379726" calcext:value-type="float">
            <text:p>8.08</text:p>
          </table:table-cell>
          <table:table-cell table:style-name="ce2" table:formula="of:=[.G21]*[.F21]/[.E21]" office:value-type="float" office:value="0.0371552439972301" calcext:value-type="float">
            <text:p>0.037</text:p>
          </table:table-cell>
          <table:table-cell table:formula="of:=[.C21]*4*PI()*PI()/[.E21]/[.E21]/1000" office:value-type="float" office:value="3.26834596435296" calcext:value-type="float">
            <text:p>3.2683459644</text:p>
          </table:table-cell>
          <table:table-cell table:number-columns-repeated="2"/>
          <table:table-cell table:formula="of:=[.D17]*[.G17]/[.H17]/[.H17]" office:value-type="float" office:value="1744.14136654552" calcext:value-type="float">
            <text:p>1744.1413665455</text:p>
          </table:table-cell>
          <table:table-cell table:formula="of:=[.D17]*[.D17]/[.H17]/[.H17]" office:value-type="float" office:value="309.129193476775" calcext:value-type="float">
            <text:p>309.129193476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 office:value-type="string" calcext:value-type="string">
            <text:p>k2</text:p>
          </table:table-cell>
          <table:table-cell office:value-type="float" office:value="28" calcext:value-type="float">
            <text:p>28</text:p>
          </table:table-cell>
          <table:table-cell table:formula="of:=[.T21]-[.S21]" office:value-type="float" office:value="21.76" calcext:value-type="float">
            <text:p>21.76</text:p>
          </table:table-cell>
          <table:table-cell office:value-type="float" office:value="0.16" calcext:value-type="float">
            <text:p>0.16</text:p>
          </table:table-cell>
          <table:table-cell office:value-type="float" office:value="21.92" calcext:value-type="float">
            <text:p>2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table:formula="of:=1/SQRT([.C22]/1000)" office:value-type="float" office:value="3.16227766016838" calcext:value-type="float">
            <text:p>3.162</text:p>
          </table:table-cell>
          <table:table-cell table:style-name="ce2" table:formula="of:=[.R22]/[.Q22]" office:value-type="float" office:value="1.08380952380952" calcext:value-type="float">
            <text:p>1.084</text:p>
          </table:table-cell>
          <table:table-cell table:style-name="ce8" table:formula="of:=0.1/[.Q22]" office:value-type="float" office:value="0.00476190476190476" calcext:value-type="float">
            <text:p>0.00476</text:p>
          </table:table-cell>
          <table:table-cell table:style-name="ce7" table:formula="of:=2*PI()/[.E22]" office:value-type="float" office:value="5.79731509010419" calcext:value-type="float">
            <text:p>5.80</text:p>
          </table:table-cell>
          <table:table-cell table:style-name="ce2" table:formula="of:=[.G22]*[.F22]/[.E22]" office:value-type="float" office:value="0.0254715074257653" calcext:value-type="float">
            <text:p>0.025</text:p>
          </table:table-cell>
          <table:table-cell table:formula="of:=[.C22]*4*PI()*PI()/[.E22]/[.E22]/1000" office:value-type="float" office:value="3.360886225395" calcext:value-type="float">
            <text:p>3.3608862254</text:p>
          </table:table-cell>
          <table:table-cell table:number-columns-repeated="2"/>
          <table:table-cell table:formula="of:=[.D18]*[.G18]/[.H18]/[.H18]" office:value-type="float" office:value="2974.7044230022" calcext:value-type="float">
            <text:p>2974.7044230022</text:p>
          </table:table-cell>
          <table:table-cell table:formula="of:=[.D18]*[.D18]/[.H18]/[.H18]" office:value-type="float" office:value="564.519542165687" calcext:value-type="float">
            <text:p>564.5195421657</text:p>
          </table:table-cell>
          <table:table-cell table:formula="of:=[.N24]*[.N24]" office:value-type="float" office:value="29.4564356236923" calcext:value-type="float">
            <text:p>29.4564356237</text:p>
          </table:table-cell>
          <table:table-cell table:formula="of:=2*[.N22]/[.N24]*[.O24]" office:value-type="float" office:value="0.203789766580069" calcext:value-type="float">
            <text:p>0.2037897666</text:p>
          </table:table-cell>
          <table:table-cell table:formula="of:=[.P24]*[.P24]" office:value-type="float" office:value="32.649796" calcext:value-type="float">
            <text:p>32.649796</text:p>
          </table:table-cell>
          <table:table-cell office:value-type="float" office:value="21" calcext:value-type="float">
            <text:p>21</text:p>
          </table:table-cell>
          <table:table-cell table:formula="of:=[.T22]-[.S22]" office:value-type="float" office:value="22.76" calcext:value-type="float">
            <text:p>22.76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table:formula="of:=1/SQRT([.C23]/1000)" office:value-type="float" office:value="2.88675134594813" calcext:value-type="float">
            <text:p>2.887</text:p>
          </table:table-cell>
          <table:table-cell table:style-name="ce2" table:formula="of:=[.R23]/[.Q23]" office:value-type="float" office:value="1.18315789473684" calcext:value-type="float">
            <text:p>1.183</text:p>
          </table:table-cell>
          <table:table-cell table:style-name="ce8" table:formula="of:=0.1/[.Q23]" office:value-type="float" office:value="0.00526315789473684" calcext:value-type="float">
            <text:p>0.00526</text:p>
          </table:table-cell>
          <table:table-cell table:style-name="ce7" table:formula="of:=2*PI()/[.E23]" office:value-type="float" office:value="5.31052138952011" calcext:value-type="float">
            <text:p>5.31</text:p>
          </table:table-cell>
          <table:table-cell table:style-name="ce2" table:formula="of:=[.G23]*[.F23]/[.E23]" office:value-type="float" office:value="0.0236233157896802" calcext:value-type="float">
            <text:p>0.024</text:p>
          </table:table-cell>
          <table:table-cell table:formula="of:=[.C23]*4*PI()*PI()/[.E23]/[.E23]/1000" office:value-type="float" office:value="3.38419649142609" calcext:value-type="float">
            <text:p>3.3841964914</text:p>
          </table:table-cell>
          <table:table-cell table:number-columns-repeated="2"/>
          <table:table-cell table:formula="of:=[.D19]*[.G19]/[.H19]/[.H19]" office:value-type="float" office:value="7189.45674636298" calcext:value-type="float">
            <text:p>7189.456746363</text:p>
          </table:table-cell>
          <table:table-cell table:formula="of:=[.D19]*[.D19]/[.H19]/[.H19]" office:value-type="float" office:value="1367.72765806322" calcext:value-type="float">
            <text:p>1367.72765806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 office:value-type="string" calcext:value-type="string">
            <text:p>b2</text:p>
          </table:table-cell>
          <table:table-cell office:value-type="float" office:value="19" calcext:value-type="float">
            <text:p>19</text:p>
          </table:table-cell>
          <table:table-cell table:formula="of:=[.T23]-[.S23]" office:value-type="float" office:value="22.48" calcext:value-type="float">
            <text:p>22.48</text:p>
          </table:table-cell>
          <table:table-cell office:value-type="float" office:value="0.32" calcext:value-type="float">
            <text:p>0.32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1/SQRT([.C24]/1000)" office:value-type="float" office:value="2.58198889747161" calcext:value-type="float">
            <text:p>2.582</text:p>
          </table:table-cell>
          <table:table-cell table:style-name="ce2" table:formula="of:=[.R24]/[.Q24]" office:value-type="float" office:value="1.31764705882353" calcext:value-type="float">
            <text:p>1.318</text:p>
          </table:table-cell>
          <table:table-cell table:style-name="ce8" table:formula="of:=0.1/[.Q24]" office:value-type="float" office:value="0.00588235294117647" calcext:value-type="float">
            <text:p>0.00588</text:p>
          </table:table-cell>
          <table:table-cell table:style-name="ce7" table:formula="of:=2*PI()/[.E24]" office:value-type="float" office:value="4.76848884919879" calcext:value-type="float">
            <text:p>4.77</text:p>
          </table:table-cell>
          <table:table-cell table:style-name="ce2" table:formula="of:=[.G24]*[.F24]/[.E24]" office:value-type="float" office:value="0.0212878966482089" calcext:value-type="float">
            <text:p>0.021</text:p>
          </table:table-cell>
          <table:table-cell table:formula="of:=[.C24]*4*PI()*PI()/[.E24]/[.E24]/1000" office:value-type="float" office:value="3.41077288573998" calcext:value-type="float">
            <text:p>3.4107728857</text:p>
          </table:table-cell>
          <table:table-cell/>
          <table:table-cell office:value-type="string" calcext:value-type="string">
            <text:p>S</text:p>
          </table:table-cell>
          <table:table-cell table:formula="of:=SUM([.L19:.L23])" office:value-type="float" office:value="15398.0433656049" calcext:value-type="float">
            <text:p>15398.0433656049</text:p>
          </table:table-cell>
          <table:table-cell table:formula="of:=SUM([.M19:.M23])" office:value-type="float" office:value="2837.10521115156" calcext:value-type="float">
            <text:p>2837.1052111516</text:p>
          </table:table-cell>
          <table:table-cell table:formula="of:=[.L24]/[.M24]" office:value-type="float" office:value="5.42737833799085" calcext:value-type="float">
            <text:p>5.427378338</text:p>
          </table:table-cell>
          <table:table-cell table:formula="of:=SQRT(1/[.M24])" office:value-type="float" office:value="0.0187742362784598" calcext:value-type="float">
            <text:p>0.0187742363</text:p>
          </table:table-cell>
          <table:table-cell office:value-type="float" office:value="5.714" calcext:value-type="float">
            <text:p>5.714</text:p>
          </table:table-cell>
          <table:table-cell office:value-type="float" office:value="17" calcext:value-type="float">
            <text:p>17</text:p>
          </table:table-cell>
          <table:table-cell table:formula="of:=[.T24]-[.S24]" office:value-type="float" office:value="22.4" calcext:value-type="float">
            <text:p>22.4</text:p>
          </table:table-cell>
          <table:table-cell office:value-type="float" office:value="0.4" calcext:value-type="float">
            <text:p>0.4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style-name="ce2" table:formula="of:=1/SQRT([.C25]/1000)" office:value-type="float" office:value="4.47213595499958" calcext:value-type="float">
            <text:p>4.472</text:p>
          </table:table-cell>
          <table:table-cell table:style-name="ce2" table:formula="of:=[.R25]/[.Q25]" office:value-type="float" office:value="0.366153846153846" calcext:value-type="float">
            <text:p>0.366</text:p>
          </table:table-cell>
          <table:table-cell table:style-name="ce8" table:formula="of:=0.1/[.Q25]" office:value-type="float" office:value="0.00384615384615385" calcext:value-type="float">
            <text:p>0.00385</text:p>
          </table:table-cell>
          <table:table-cell table:style-name="ce7" table:formula="of:=2*PI()/[.E25]" office:value-type="float" office:value="17.1599598725493" calcext:value-type="float">
            <text:p>17.16</text:p>
          </table:table-cell>
          <table:table-cell table:style-name="ce2" table:formula="of:=[.G25]*[.F25]/[.E25]" office:value-type="float" office:value="0.180251679333501" calcext:value-type="float">
            <text:p>0.180</text:p>
          </table:table-cell>
          <table:table-cell table:formula="of:=[.C25]*4*PI()*PI()/[.E25]/[.E25]/1000" office:value-type="float" office:value="14.7232111413751" calcext:value-type="float">
            <text:p>14.7232111414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[.T25]-[.S25]" office:value-type="float" office:value="9.52" calcext:value-type="float">
            <text:p>9.52</text:p>
          </table:table-cell>
          <table:table-cell office:value-type="float" office:value="0.08" calcext:value-type="float">
            <text:p>0.08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2" table:formula="of:=1/SQRT([.C26]/1000)" office:value-type="float" office:value="3.16227766016838" calcext:value-type="float">
            <text:p>3.162</text:p>
          </table:table-cell>
          <table:table-cell table:style-name="ce2" table:formula="of:=[.R26]/[.Q26]" office:value-type="float" office:value="0.514285714285714" calcext:value-type="float">
            <text:p>0.514</text:p>
          </table:table-cell>
          <table:table-cell table:style-name="ce8" table:formula="of:=0.1/[.Q26]" office:value-type="float" office:value="0.00476190476190476" calcext:value-type="float">
            <text:p>0.00476</text:p>
          </table:table-cell>
          <table:table-cell table:style-name="ce7" table:formula="of:=2*PI()/[.E26]" office:value-type="float" office:value="12.2173047639603" calcext:value-type="float">
            <text:p>12.22</text:p>
          </table:table-cell>
          <table:table-cell table:style-name="ce2" table:formula="of:=[.G26]*[.F26]/[.E26]" office:value-type="float" office:value="0.113123192258892" calcext:value-type="float">
            <text:p>0.113</text:p>
          </table:table-cell>
          <table:table-cell table:formula="of:=[.C26]*4*PI()*PI()/[.E26]/[.E26]/1000" office:value-type="float" office:value="14.9262535695487" calcext:value-type="float">
            <text:p>14.9262535695</text:p>
          </table:table-cell>
          <table:table-cell table:number-columns-repeated="2"/>
          <table:table-cell table:formula="of:=[.D20]*[.G20]/[.H20]/[.H20]" office:value-type="float" office:value="25675.5278406487" calcext:value-type="float">
            <text:p>25675.5278406487</text:p>
          </table:table-cell>
          <table:table-cell table:formula="of:=[.D20]*[.D20]/[.H20]/[.H20]" office:value-type="float" office:value="14612.6753765576" calcext:value-type="float">
            <text:p>14612.67537655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T26]-[.S26]" office:value-type="float" office:value="10.8" calcext:value-type="float">
            <text:p>10.8</text:p>
          </table:table-cell>
          <table:table-cell office:value-type="float" office:value="0.32" calcext:value-type="float">
            <text:p>0.32</text:p>
          </table:table-cell>
          <table:table-cell office:value-type="float" office:value="11.12" calcext:value-type="float">
            <text:p>11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style-name="ce2" table:formula="of:=1/SQRT([.C27]/1000)" office:value-type="float" office:value="2.88675134594813" calcext:value-type="float">
            <text:p>2.887</text:p>
          </table:table-cell>
          <table:table-cell table:style-name="ce2" table:formula="of:=[.R27]/[.Q27]" office:value-type="float" office:value="0.562105263157895" calcext:value-type="float">
            <text:p>0.562</text:p>
          </table:table-cell>
          <table:table-cell table:style-name="ce8" table:formula="of:=0.1/[.Q27]" office:value-type="float" office:value="0.00526315789473684" calcext:value-type="float">
            <text:p>0.00526</text:p>
          </table:table-cell>
          <table:table-cell table:style-name="ce7" table:formula="of:=2*PI()/[.E27]" office:value-type="float" office:value="11.1779513891772" calcext:value-type="float">
            <text:p>11.18</text:p>
          </table:table-cell>
          <table:table-cell table:style-name="ce2" table:formula="of:=[.G27]*[.F27]/[.E27]" office:value-type="float" office:value="0.104662466190797" calcext:value-type="float">
            <text:p>0.105</text:p>
          </table:table-cell>
          <table:table-cell table:formula="of:=[.C27]*4*PI()*PI()/[.E27]/[.E27]/1000" office:value-type="float" office:value="14.9935916710569" calcext:value-type="float">
            <text:p>14.9935916711</text:p>
          </table:table-cell>
          <table:table-cell table:number-columns-repeated="2"/>
          <table:table-cell table:formula="of:=[.D21]*[.G21]/[.H21]/[.H21]" office:value-type="float" office:value="26191.1019580562" calcext:value-type="float">
            <text:p>26191.1019580562</text:p>
          </table:table-cell>
          <table:table-cell table:formula="of:=[.D21]*[.D21]/[.H21]/[.H21]" office:value-type="float" office:value="14487.3769534903" calcext:value-type="float">
            <text:p>14487.376953490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T27]-[.S27]" office:value-type="float" office:value="10.68" calcext:value-type="float">
            <text:p>10.68</text:p>
          </table:table-cell>
          <table:table-cell office:value-type="float" office:value="0.2" calcext:value-type="float">
            <text:p>0.2</text:p>
          </table:table-cell>
          <table:table-cell office:value-type="float" office:value="10.88" calcext:value-type="float">
            <text:p>10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style-name="ce2" table:formula="of:=1/SQRT([.C28]/1000)" office:value-type="float" office:value="2.58198889747161" calcext:value-type="float">
            <text:p>2.582</text:p>
          </table:table-cell>
          <table:table-cell table:style-name="ce2" table:formula="of:=[.R28]/[.Q28]" office:value-type="float" office:value="0.628888888888889" calcext:value-type="float">
            <text:p>0.629</text:p>
          </table:table-cell>
          <table:table-cell table:style-name="ce8" table:formula="of:=0.1/[.Q28]" office:value-type="float" office:value="0.00555555555555556" calcext:value-type="float">
            <text:p>0.00556</text:p>
          </table:table-cell>
          <table:table-cell table:style-name="ce7" table:formula="of:=2*PI()/[.E28]" office:value-type="float" office:value="9.99093070046224" calcext:value-type="float">
            <text:p>9.99</text:p>
          </table:table-cell>
          <table:table-cell table:style-name="ce2" table:formula="of:=[.G28]*[.F28]/[.E28]" office:value-type="float" office:value="0.0882591051277583" calcext:value-type="float">
            <text:p>0.088</text:p>
          </table:table-cell>
          <table:table-cell table:formula="of:=[.C28]*4*PI()*PI()/[.E28]/[.E28]/1000" office:value-type="float" office:value="14.9728044392158" calcext:value-type="float">
            <text:p>14.9728044392</text:p>
          </table:table-cell>
          <table:table-cell table:number-columns-repeated="2"/>
          <table:table-cell table:formula="of:=[.D22]*[.G22]/[.H22]/[.H22]" office:value-type="float" office:value="28256.450763738" calcext:value-type="float">
            <text:p>28256.450763738</text:p>
          </table:table-cell>
          <table:table-cell table:formula="of:=[.D22]*[.D22]/[.H22]/[.H22]" office:value-type="float" office:value="15413.1251479399" calcext:value-type="float">
            <text:p>15413.125147939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T28]-[.S28]" office:value-type="float" office:value="11.32" calcext:value-type="float">
            <text:p>11.32</text:p>
          </table:table-cell>
          <table:table-cell office:value-type="float" office:value="0.24" calcext:value-type="float">
            <text:p>0.24</text:p>
          </table:table-cell>
          <table:table-cell office:value-type="float" office:value="11.56" calcext:value-type="float">
            <text:p>11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style-name="ce2" table:formula="of:=1/SQRT([.C29]/1000)" office:value-type="float" office:value="2" calcext:value-type="float">
            <text:p>2.000</text:p>
          </table:table-cell>
          <table:table-cell table:style-name="ce2" table:formula="of:=[.R29]/[.Q29]" office:value-type="float" office:value="0.805714285714286" calcext:value-type="float">
            <text:p>0.806</text:p>
          </table:table-cell>
          <table:table-cell table:style-name="ce8" table:formula="of:=0.1/[.Q29]" office:value-type="float" office:value="0.00476190476190476" calcext:value-type="float">
            <text:p>0.00476</text:p>
          </table:table-cell>
          <table:table-cell table:style-name="ce7" table:formula="of:=2*PI()/[.E29]" office:value-type="float" office:value="7.79827963657041" calcext:value-type="float">
            <text:p>7.80</text:p>
          </table:table-cell>
          <table:table-cell table:style-name="ce2" table:formula="of:=[.G29]*[.F29]/[.E29]" office:value-type="float" office:value="0.0460891231475793" calcext:value-type="float">
            <text:p>0.046</text:p>
          </table:table-cell>
          <table:table-cell table:formula="of:=[.C29]*4*PI()*PI()/[.E29]/[.E29]/1000" office:value-type="float" office:value="15.2032913225372" calcext:value-type="float">
            <text:p>15.2032913225</text:p>
          </table:table-cell>
          <table:table-cell table:number-columns-repeated="2"/>
          <table:table-cell table:formula="of:=[.D23]*[.G23]/[.H23]/[.H23]" office:value-type="float" office:value="27470.3902003727" calcext:value-type="float">
            <text:p>27470.3902003727</text:p>
          </table:table-cell>
          <table:table-cell table:formula="of:=[.D23]*[.D23]/[.H23]/[.H23]" office:value-type="float" office:value="14932.6553963493" calcext:value-type="float">
            <text:p>14932.6553963493</text:p>
          </table:table-cell>
          <table:table-cell table:formula="of:=[.N31]*[.N31]" office:value-type="float" office:value="3.30242946289639" calcext:value-type="float">
            <text:p>3.3024294629</text:p>
          </table:table-cell>
          <table:table-cell table:formula="of:=2*[.N29]/[.N31]*[.O31]" office:value-type="float" office:value="0.0133466134042242" calcext:value-type="float">
            <text:p>0.013346613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T29]-[.S29]" office:value-type="float" office:value="16.92" calcext:value-type="float">
            <text:p>16.92</text:p>
          </table:table-cell>
          <table:table-cell office:value-type="float" office:value="0.16" calcext:value-type="float">
            <text:p>0.16</text:p>
          </table:table-cell>
          <table:table-cell office:value-type="float" office:value="17.08" calcext:value-type="float">
            <text:p>17.08</text:p>
          </table:table-cell>
          <table:table-cell/>
        </table:table-row>
        <table:table-row table:style-name="ro1">
          <table:table-cell table:number-columns-repeated="11"/>
          <table:table-cell table:formula="of:=[.D24]*[.G24]/[.H24]/[.H24]" office:value-type="float" office:value="27168.7486364371" calcext:value-type="float">
            <text:p>27168.7486364371</text:p>
          </table:table-cell>
          <table:table-cell table:formula="of:=[.D24]*[.D24]/[.H24]/[.H24]" office:value-type="float" office:value="14711.0352054748" calcext:value-type="float">
            <text:p>14711.03520547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formula="of:=SUM([.L26:.L30])" office:value-type="float" office:value="134762.219399253" calcext:value-type="float">
            <text:p>134762.219399253</text:p>
          </table:table-cell>
          <table:table-cell table:formula="of:=SUM([.M26:.M30])" office:value-type="float" office:value="74156.868079812" calcext:value-type="float">
            <text:p>74156.868079812</text:p>
          </table:table-cell>
          <table:table-cell table:formula="of:=[.L31]/[.M31]" office:value-type="float" office:value="1.81725877708608" calcext:value-type="float">
            <text:p>1.8172587771</text:p>
          </table:table-cell>
          <table:table-cell table:formula="of:=SQRT(1/[.M31])" office:value-type="float" office:value="0.00367218295283876" calcext:value-type="float">
            <text:p>0.003672183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table:formula="of:=[.D25]*[.G25]/[.H25]/[.H25]" office:value-type="float" office:value="2361.96047931539" calcext:value-type="float">
            <text:p>2361.9604793154</text:p>
          </table:table-cell>
          <table:table-cell table:formula="of:=[.D25]*[.D25]/[.H25]/[.H25]" office:value-type="float" office:value="615.561368574759" calcext:value-type="float">
            <text:p>615.5613685748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D26]*[.G26]/[.H26]/[.H26]" office:value-type="float" office:value="3019.06249707463" calcext:value-type="float">
            <text:p>3019.0624970746</text:p>
          </table:table-cell>
          <table:table-cell table:formula="of:=[.D26]*[.D26]/[.H26]/[.H26]" office:value-type="float" office:value="781.44190339871" calcext:value-type="float">
            <text:p>781.44190339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wk</text:p>
          </table:table-cell>
          <table:table-cell table:number-columns-repeated="8"/>
          <table:table-cell table:formula="of:=[.D27]*[.G27]/[.H27]/[.H27]" office:value-type="float" office:value="2945.70780689641" calcext:value-type="float">
            <text:p>2945.7078068964</text:p>
          </table:table-cell>
          <table:table-cell table:formula="of:=[.D27]*[.D27]/[.H27]/[.H27]" office:value-type="float" office:value="760.741005240144" calcext:value-type="float">
            <text:p>760.741005240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/>
          <table:table-cell table:style-name="ce6" office:value-type="string" calcext:value-type="string">
            <text:p>pružin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igma b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sigma 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k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formula="of:=[.D28]*[.G28]/[.H28]/[.H28]" office:value-type="float" office:value="3311.6259537268" calcext:value-type="float">
            <text:p>3311.6259537268</text:p>
          </table:table-cell>
          <table:table-cell table:formula="of:=[.D28]*[.D28]/[.H28]/[.H28]" office:value-type="float" office:value="855.83432629613" calcext:value-type="float">
            <text:p>855.8343262961</text:p>
          </table:table-cell>
          <table:table-cell table:formula="of:=[.N38]*[.N38]" office:value-type="float" office:value="15.0254335512798" calcext:value-type="float">
            <text:p>15.0254335513</text:p>
          </table:table-cell>
          <table:table-cell table:formula="of:=2*[.N36]/[.N38]*[.O38]" office:value-type="float" office:value="0.11078849919227" calcext:value-type="float">
            <text:p>0.1107884992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7" office:value-type="float" office:value="5.50613888112804" calcext:value-type="float">
            <text:p>5.51</text:p>
          </table:table-cell>
          <table:table-cell table:style-name="ce3" office:value-type="float" office:value="0.0180070649631756" calcext:value-type="float">
            <text:p>0.0180</text:p>
          </table:table-cell>
          <table:table-cell table:style-name="ce7" office:value-type="float" office:value="30.3175653782699" calcext:value-type="float">
            <text:p>30.32</text:p>
          </table:table-cell>
          <table:table-cell table:style-name="ce2" office:value-type="float" office:value="0.198298801057479" calcext:value-type="float">
            <text:p>0.198</text:p>
          </table:table-cell>
        </table:table-row>
        <table:table-row table:style-name="ro1">
          <table:table-cell table:number-columns-repeated="2"/>
          <table:table-cell table:formula="of:=SQRT([.N7])" office:value-type="float" office:value="5.50613888112803" calcext:value-type="float">
            <text:p>5.5061388811</text:p>
          </table:table-cell>
          <table:table-cell table:style-name="ce2" table:formula="of:=[.G3]" office:value-type="float" office:value="17.0902640355285" calcext:value-type="float">
            <text:p>17.090</text:p>
          </table:table-cell>
          <table:table-cell table:style-name="ce7" table:formula="of:=[.G4]" office:value-type="float" office:value="15.707963267949" calcext:value-type="float">
            <text:p>15.71</text:p>
          </table:table-cell>
          <table:table-cell table:style-name="ce7" table:formula="of:=[.G5]" office:value-type="float" office:value="14.1195175442238" calcext:value-type="float">
            <text:p>14.12</text:p>
          </table:table-cell>
          <table:table-cell table:style-name="ce7" table:formula="of:=[.G6]" office:value-type="float" office:value="11.010254627067" calcext:value-type="float">
            <text:p>11.01</text:p>
          </table:table-cell>
          <table:table-cell table:number-columns-repeated="4"/>
          <table:table-cell table:formula="of:=[.D29]*[.G29]/[.H29]/[.H29]" office:value-type="float" office:value="7342.29633565448" calcext:value-type="float">
            <text:p>7342.2963356545</text:p>
          </table:table-cell>
          <table:table-cell table:formula="of:=[.D29]*[.D29]/[.H29]/[.H29]" office:value-type="float" office:value="1883.05541166347" calcext:value-type="float">
            <text:p>1883.05541166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/>
          <table:table-cell table:style-name="ce6" office:value-type="string" calcext:value-type="string">
            <text:p>B</text:p>
          </table:table-cell>
          <table:table-cell table:style-name="ce7" office:value-type="float" office:value="2.67275759285114" calcext:value-type="float">
            <text:p>2.67</text:p>
          </table:table-cell>
          <table:table-cell table:style-name="ce3" office:value-type="float" office:value="0.00743234531205698" calcext:value-type="float">
            <text:p>0.0074</text:p>
          </table:table-cell>
          <table:table-cell table:style-name="ce7" office:value-type="float" office:value="7.14363315014339" calcext:value-type="float">
            <text:p>7.14</text:p>
          </table:table-cell>
          <table:table-cell table:style-name="ce2" office:value-type="float" office:value="0.0397297147309837" calcext:value-type="float">
            <text:p>0.040</text:p>
          </table:table-cell>
        </table:table-row>
        <table:table-row table:style-name="ro1">
          <table:table-cell table:number-columns-repeated="2"/>
          <table:table-cell table:formula="of:=SQRT([.N15])" office:value-type="float" office:value="2.67275759285114" calcext:value-type="float">
            <text:p>2.6727575929</text:p>
          </table:table-cell>
          <table:table-cell table:style-name="ce2" table:formula="of:=[.G11]" office:value-type="float" office:value="8.47731350968674" calcext:value-type="float">
            <text:p>8.477</text:p>
          </table:table-cell>
          <table:table-cell table:style-name="ce7" table:formula="of:=[.G12]" office:value-type="float" office:value="7.7519818724943" calcext:value-type="float">
            <text:p>7.75</text:p>
          </table:table-cell>
          <table:table-cell table:style-name="ce7" table:formula="of:=[.G13]" office:value-type="float" office:value="6.96197817970037" calcext:value-type="float">
            <text:p>6.96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formula="of:=SUM([.L33:.L37])" office:value-type="float" office:value="18980.6530726677" calcext:value-type="float">
            <text:p>18980.6530726677</text:p>
          </table:table-cell>
          <table:table-cell table:formula="of:=SUM([.M33:.M37])" office:value-type="float" office:value="4896.63401517322" calcext:value-type="float">
            <text:p>4896.6340151732</text:p>
          </table:table-cell>
          <table:table-cell table:formula="of:=[.L38]/[.M38]" office:value-type="float" office:value="3.87626541290452" calcext:value-type="float">
            <text:p>3.8762654129</text:p>
          </table:table-cell>
          <table:table-cell table:formula="of:=SQRT(1/[.M38])" office:value-type="float" office:value="0.0142906234985152" calcext:value-type="float">
            <text:p>0.0142906235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7" office:value-type="float" office:value="5.42737833799086" calcext:value-type="float">
            <text:p>5.43</text:p>
          </table:table-cell>
          <table:table-cell table:style-name="ce3" office:value-type="float" office:value="0.0187742362784598" calcext:value-type="float">
            <text:p>0.0188</text:p>
          </table:table-cell>
          <table:table-cell table:style-name="ce7" office:value-type="float" office:value="29.4564356236924" calcext:value-type="float">
            <text:p>29.46</text:p>
          </table:table-cell>
          <table:table-cell table:style-name="ce2" office:value-type="float" office:value="0.203789766580069" calcext:value-type="float">
            <text:p>0.204</text:p>
          </table:table-cell>
        </table:table-row>
        <table:table-row table:style-name="ro1">
          <table:table-cell table:number-columns-repeated="2"/>
          <table:table-cell table:formula="of:=SQRT([.N22])" office:value-type="float" office:value="5.42737833799085" calcext:value-type="float">
            <text:p>5.427378338</text:p>
          </table:table-cell>
          <table:table-cell table:style-name="ce7" table:formula="of:=[.G15]" office:value-type="float" office:value="18.9804556154383" calcext:value-type="float">
            <text:p>18.98</text:p>
          </table:table-cell>
          <table:table-cell table:style-name="ce7" table:formula="of:=[.G16]" office:value-type="float" office:value="16.597093264248" calcext:value-type="float">
            <text:p>16.60</text:p>
          </table:table-cell>
          <table:table-cell table:style-name="ce7" table:formula="of:=[.G17]" office:value-type="float" office:value="14.5678691597914" calcext:value-type="float">
            <text:p>14.57</text:p>
          </table:table-cell>
          <table:table-cell table:style-name="ce7" table:formula="of:=[.G18]" office:value-type="float" office:value="10.5388890935121" calcext:value-type="float">
            <text:p>10.54</text:p>
          </table:table-cell>
          <table:table-cell table:number-columns-repeated="9"/>
          <table:table-cell table:style-name="ce6" office:value-type="string" calcext:value-type="string">
            <text:p>D</text:p>
          </table:table-cell>
          <table:table-cell table:style-name="ce7" office:value-type="float" office:value="1.81725877708608" calcext:value-type="float">
            <text:p>1.82</text:p>
          </table:table-cell>
          <table:table-cell table:style-name="ce3" office:value-type="float" office:value="0.00367218295283876" calcext:value-type="float">
            <text:p>0.0037</text:p>
          </table:table-cell>
          <table:table-cell table:style-name="ce7" office:value-type="float" office:value="3.30242946289639" calcext:value-type="float">
            <text:p>3.30</text:p>
          </table:table-cell>
          <table:table-cell table:style-name="ce2" office:value-type="float" office:value="0.0133466134042242" calcext:value-type="float">
            <text:p>0.013</text:p>
          </table:table-cell>
        </table:table-row>
        <table:table-row table:style-name="ro1">
          <table:table-cell table:number-columns-repeated="2"/>
          <table:table-cell table:formula="of:=SQRT([.N29])" office:value-type="float" office:value="1.81725877708608" calcext:value-type="float">
            <text:p>1.8172587771</text:p>
          </table:table-cell>
          <table:table-cell table:style-name="ce7" table:formula="of:=[.G22]" office:value-type="float" office:value="5.79731509010419" calcext:value-type="float">
            <text:p>5.80</text:p>
          </table:table-cell>
          <table:table-cell table:style-name="ce7" table:formula="of:=[.G23]" office:value-type="float" office:value="5.31052138952011" calcext:value-type="float">
            <text:p>5.31</text:p>
          </table:table-cell>
          <table:table-cell table:style-name="ce7" table:formula="of:=[.G24]" office:value-type="float" office:value="4.76848884919879" calcext:value-type="float">
            <text:p>4.77</text:p>
          </table:table-cell>
          <table:table-cell table:number-columns-repeated="10"/>
          <table:table-cell table:style-name="ce6" office:value-type="string" calcext:value-type="string">
            <text:p>E</text:p>
          </table:table-cell>
          <table:table-cell table:style-name="ce7" office:value-type="float" office:value="3.87626541290452" calcext:value-type="float">
            <text:p>3.88</text:p>
          </table:table-cell>
          <table:table-cell table:style-name="ce3" office:value-type="float" office:value="0.0142906234985152" calcext:value-type="float">
            <text:p>0.0143</text:p>
          </table:table-cell>
          <table:table-cell table:style-name="ce7" office:value-type="float" office:value="15.0254335512798" calcext:value-type="float">
            <text:p>15.03</text:p>
          </table:table-cell>
          <table:table-cell table:style-name="ce2" office:value-type="float" office:value="0.11078849919227" calcext:value-type="float">
            <text:p>0.111</text:p>
          </table:table-cell>
        </table:table-row>
        <table:table-row table:style-name="ro1">
          <table:table-cell table:number-columns-repeated="2"/>
          <table:table-cell table:formula="of:=SQRT([.N36])" office:value-type="float" office:value="3.87626541290452" calcext:value-type="float">
            <text:p>3.8762654129</text:p>
          </table:table-cell>
          <table:table-cell table:style-name="ce7" table:formula="of:=[.G26]" office:value-type="float" office:value="12.2173047639603" calcext:value-type="float">
            <text:p>12.22</text:p>
          </table:table-cell>
          <table:table-cell table:style-name="ce7" table:formula="of:=[.G27]" office:value-type="float" office:value="11.1779513891772" calcext:value-type="float">
            <text:p>11.18</text:p>
          </table:table-cell>
          <table:table-cell table:style-name="ce7" table:formula="of:=[.G28]" office:value-type="float" office:value="9.99093070046224" calcext:value-type="float">
            <text:p>9.99</text:p>
          </table:table-cell>
          <table:table-cell table:style-name="ce7" table:formula="of:=[.G29]" office:value-type="float" office:value="7.79827963657041" calcext:value-type="float">
            <text:p>7.80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gwm</text:p>
          </table:table-cell>
          <table:table-cell office:value-type="string" calcext:value-type="string">
            <text:p>#Sqrt 1/m</text:p>
          </table:table-cell>
          <table:table-cell office:value-type="string" calcext:value-type="string">
            <text:p>omega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3.16227766016838" calcext:value-type="float">
            <text:p>3.1622777</text:p>
          </table:table-cell>
          <table:table-cell table:style-name="ce10" office:value-type="float" office:value="17.0902640355285" calcext:value-type="float">
            <text:p>17.09026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88675134594813" calcext:value-type="float">
            <text:p>2.8867513</text:p>
          </table:table-cell>
          <table:table-cell table:style-name="ce10" office:value-type="float" office:value="15.707963267949" calcext:value-type="float">
            <text:p>15.707963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58198889747161" calcext:value-type="float">
            <text:p>2.5819889</text:p>
          </table:table-cell>
          <table:table-cell table:style-name="ce10" office:value-type="float" office:value="14.1195175442238" calcext:value-type="float">
            <text:p>14.119518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" calcext:value-type="float">
            <text:p>2.0000000</text:p>
          </table:table-cell>
          <table:table-cell table:style-name="ce10" office:value-type="float" office:value="11.010254627067" calcext:value-type="float">
            <text:p>11.01025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1.64398987305357" calcext:value-type="float">
            <text:p>1.6439899</text:p>
          </table:table-cell>
          <table:table-cell table:style-name="ce10" office:value-type="float" office:value="9.04647099201249" calcext:value-type="float">
            <text:p>9.04647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1.4142135623731" calcext:value-type="float">
            <text:p>1.4142136</text:p>
          </table:table-cell>
          <table:table-cell table:style-name="ce10" office:value-type="float" office:value="7.81213093255011" calcext:value-type="float">
            <text:p>7.812131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9"/>
          <table:table-cell table:style-name="ce9" office:value-type="float" office:value="7.07106781186548" calcext:value-type="float">
            <text:p>7.0710678</text:p>
          </table:table-cell>
          <table:table-cell table:style-name="ce10" office:value-type="float" office:value="18.162332528566" calcext:value-type="float">
            <text:p>18.162333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4.47213595499958" calcext:value-type="float">
            <text:p>4.4721360</text:p>
          </table:table-cell>
          <table:table-cell table:style-name="ce10" office:value-type="float" office:value="11.834766845715" calcext:value-type="float">
            <text:p>11.8347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3.16227766016838" calcext:value-type="float">
            <text:p>3.1622777</text:p>
          </table:table-cell>
          <table:table-cell table:style-name="ce10" office:value-type="float" office:value="8.47731350968674" calcext:value-type="float">
            <text:p>8.4773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88675134594813" calcext:value-type="float">
            <text:p>2.8867513</text:p>
          </table:table-cell>
          <table:table-cell table:style-name="ce10" office:value-type="float" office:value="7.7519818724943" calcext:value-type="float">
            <text:p>7.75198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58198889747161" calcext:value-type="float">
            <text:p>2.5819889</text:p>
          </table:table-cell>
          <table:table-cell table:style-name="ce10" office:value-type="float" office:value="6.96197817970037" calcext:value-type="float">
            <text:p>6.961978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23606797749979" calcext:value-type="float">
            <text:p>2.2360680</text:p>
          </table:table-cell>
          <table:table-cell table:style-name="ce10" office:value-type="float" office:value="6.05377894707972" calcext:value-type="float">
            <text:p>6.053779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9"/>
          <table:table-cell table:style-name="ce9" office:value-type="float" office:value="3.16227766016838" calcext:value-type="float">
            <text:p>3.1622777</text:p>
          </table:table-cell>
          <table:table-cell table:style-name="ce10" office:value-type="float" office:value="18.9804556154383" calcext:value-type="float">
            <text:p>18.980456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88675134594813" calcext:value-type="float">
            <text:p>2.8867513</text:p>
          </table:table-cell>
          <table:table-cell table:style-name="ce10" office:value-type="float" office:value="16.597093264248" calcext:value-type="float">
            <text:p>16.597093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58198889747161" calcext:value-type="float">
            <text:p>2.5819889</text:p>
          </table:table-cell>
          <table:table-cell table:style-name="ce10" office:value-type="float" office:value="14.5678691597914" calcext:value-type="float">
            <text:p>14.567869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" calcext:value-type="float">
            <text:p>2.0000000</text:p>
          </table:table-cell>
          <table:table-cell table:style-name="ce10" office:value-type="float" office:value="10.5388890935121" calcext:value-type="float">
            <text:p>10.538889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1.4142135623731" calcext:value-type="float">
            <text:p>1.4142136</text:p>
          </table:table-cell>
          <table:table-cell table:style-name="ce10" office:value-type="float" office:value="7.43380977701288" calcext:value-type="float">
            <text:p>7.433810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9"/>
          <table:table-cell table:style-name="ce9" office:value-type="float" office:value="7.07106781186548" calcext:value-type="float">
            <text:p>7.0710678</text:p>
          </table:table-cell>
          <table:table-cell table:style-name="ce10" office:value-type="float" office:value="12.4243777260613" calcext:value-type="float">
            <text:p>12.424378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4.47213595499958" calcext:value-type="float">
            <text:p>4.4721360</text:p>
          </table:table-cell>
          <table:table-cell table:style-name="ce10" office:value-type="float" office:value="8.08498109379726" calcext:value-type="float">
            <text:p>8.08498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3.16227766016838" calcext:value-type="float">
            <text:p>3.1622777</text:p>
          </table:table-cell>
          <table:table-cell table:style-name="ce10" office:value-type="float" office:value="5.79731509010419" calcext:value-type="float">
            <text:p>5.79731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88675134594813" calcext:value-type="float">
            <text:p>2.8867513</text:p>
          </table:table-cell>
          <table:table-cell table:style-name="ce10" office:value-type="float" office:value="5.31052138952011" calcext:value-type="float">
            <text:p>5.31052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58198889747161" calcext:value-type="float">
            <text:p>2.5819889</text:p>
          </table:table-cell>
          <table:table-cell table:style-name="ce10" office:value-type="float" office:value="4.76848884919879" calcext:value-type="float">
            <text:p>4.768489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9"/>
          <table:table-cell table:style-name="ce9" office:value-type="float" office:value="4.47213595499958" calcext:value-type="float">
            <text:p>4.4721360</text:p>
          </table:table-cell>
          <table:table-cell table:style-name="ce10" office:value-type="float" office:value="17.1599598725493" calcext:value-type="float">
            <text:p>17.15996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3.16227766016838" calcext:value-type="float">
            <text:p>3.1622777</text:p>
          </table:table-cell>
          <table:table-cell table:style-name="ce10" office:value-type="float" office:value="12.2173047639603" calcext:value-type="float">
            <text:p>12.21730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88675134594813" calcext:value-type="float">
            <text:p>2.8867513</text:p>
          </table:table-cell>
          <table:table-cell table:style-name="ce10" office:value-type="float" office:value="11.1779513891772" calcext:value-type="float">
            <text:p>11.17795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.58198889747161" calcext:value-type="float">
            <text:p>2.5819889</text:p>
          </table:table-cell>
          <table:table-cell table:style-name="ce10" office:value-type="float" office:value="9.99093070046224" calcext:value-type="float">
            <text:p>9.99093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9" office:value-type="float" office:value="2" calcext:value-type="float">
            <text:p>2.0000000</text:p>
          </table:table-cell>
          <table:table-cell table:style-name="ce10" office:value-type="float" office:value="7.79827963657041" calcext:value-type="float">
            <text:p>7.798280</text:p>
          </table:table-cell>
          <table:table-cell table:number-columns-repeated="10"/>
        </table:table-row>
      </table:table>
      <table:table table:name="tiha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uz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y</text:p>
          </table:table-cell>
          <table:table-cell table:style-name="ce12" office:value-type="string" calcext:value-type="string">
            <text:p>omega</text:p>
          </table:table-cell>
          <table:table-cell table:style-name="ce6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A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7.0902640355285" calcext:value-type="float">
            <text:p>17.09</text:p>
          </table:table-cell>
          <table:table-cell table:formula="of:=[.E6]*[.E6]*[.D6]/1000" office:value-type="float" office:value="9.63854511853457" calcext:value-type="float">
            <text:p>9.64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15.707963267949" calcext:value-type="float">
            <text:p>15.71</text:p>
          </table:table-cell>
          <table:table-cell table:formula="of:=[.E7]*[.E7]*[.D7]/1000" office:value-type="float" office:value="9.62286429106213" calcext:value-type="float">
            <text:p>9.62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14.1195175442238" calcext:value-type="float">
            <text:p>14.12</text:p>
          </table:table-cell>
          <table:table-cell table:formula="of:=[.E8]*[.E8]*[.D8]/1000" office:value-type="float" office:value="9.76867800840053" calcext:value-type="float">
            <text:p>9.77</text:p>
          </table:table-cell>
          <table:table-cell office:value-type="string" calcext:value-type="string">
            <text:p>g</text:p>
          </table:table-cell>
          <table:table-cell/>
          <table:table-cell table:style-name="ce6" office:value-type="string" calcext:value-type="string">
            <text:p>pružin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igma</text:p>
          </table:table-cell>
        </table:table-row>
        <table:table-row table:style-name="ro1">
          <table:table-cell/>
          <table:table-cell table:style-name="ce11"/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office:value-type="float" office:value="11.010254627067" calcext:value-type="float">
            <text:p>11.01</text:p>
          </table:table-cell>
          <table:table-cell table:formula="of:=[.E9]*[.E9]*[.D9]/1000" office:value-type="float" office:value="9.81928226318093" calcext:value-type="float">
            <text:p>9.82</text:p>
          </table:table-cell>
          <table:table-cell table:formula="of:=AVERAGE([.F6:.F11])" office:value-type="float" office:value="9.78327255499954" calcext:value-type="float">
            <text:p>9.783272555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7" office:value-type="float" office:value="9.78327255499954" calcext:value-type="float">
            <text:p>9.78</text:p>
          </table:table-cell>
          <table:table-cell table:style-name="ce7" office:value-type="float" office:value="0.133762443532999" calcext:value-type="float">
            <text:p>0.13</text:p>
          </table:table-cell>
        </table:table-row>
        <table:table-row table:style-name="ro1">
          <table:table-cell/>
          <table:table-cell table:style-name="ce11"/>
          <table:table-cell office:value-type="float" office:value="370" calcext:value-type="float">
            <text:p>370</text:p>
          </table:table-cell>
          <table:table-cell office:value-type="float" office:value="121" calcext:value-type="float">
            <text:p>121</text:p>
          </table:table-cell>
          <table:table-cell office:value-type="float" office:value="9.04647099201249" calcext:value-type="float">
            <text:p>9.05</text:p>
          </table:table-cell>
          <table:table-cell table:formula="of:=[.E10]*[.E10]*[.D10]/1000" office:value-type="float" office:value="9.90247512652815" calcext:value-type="float">
            <text:p>9.90</text:p>
          </table:table-cell>
          <table:table-cell office:value-type="string" calcext:value-type="string">
            <text:p>sigma g</text:p>
          </table:table-cell>
          <table:table-cell/>
          <table:table-cell table:style-name="ce6" office:value-type="string" calcext:value-type="string">
            <text:p>B</text:p>
          </table:table-cell>
          <table:table-cell table:style-name="ce7" office:value-type="float" office:value="9.50911855776884" calcext:value-type="float">
            <text:p>9.51</text:p>
          </table:table-cell>
          <table:table-cell table:style-name="ce7" office:value-type="float" office:value="0.354557469843631" calcext:value-type="float">
            <text:p>0.35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63" calcext:value-type="float">
            <text:p>163</text:p>
          </table:table-cell>
          <table:table-cell office:value-type="float" office:value="7.81213093255011" calcext:value-type="float">
            <text:p>7.81</text:p>
          </table:table-cell>
          <table:table-cell table:formula="of:=[.E11]*[.E11]*[.D11]/1000" office:value-type="float" office:value="9.94779052229091" calcext:value-type="float">
            <text:p>9.95</text:p>
          </table:table-cell>
          <table:table-cell table:formula="of:=STDEV([.F6:.F11])" office:value-type="float" office:value="0.133762443532999" calcext:value-type="float">
            <text:p>0.1337624435</text:p>
          </table:table-cell>
          <table:table-cell/>
          <table:table-cell table:style-name="ce6" office:value-type="string" calcext:value-type="string">
            <text:p>C</text:p>
          </table:table-cell>
          <table:table-cell table:style-name="ce7" office:value-type="float" office:value="6.58138364163214" calcext:value-type="float">
            <text:p>6.58</text:p>
          </table:table-cell>
          <table:table-cell table:style-name="ce7" office:value-type="float" office:value="0.904694259103131" calcext:value-type="float">
            <text:p>0.90</text:p>
          </table:table-cell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.162332528566" calcext:value-type="float">
            <text:p>18.16</text:p>
          </table:table-cell>
          <table:table-cell table:formula="of:=[.E12]*[.E12]*[.D12]/1000" office:value-type="float" office:value="8.90649871771157" calcext:value-type="float">
            <text:p>8.91</text:p>
          </table:table-cell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7" office:value-type="float" office:value="9.46271356000185" calcext:value-type="float">
            <text:p>9.46</text:p>
          </table:table-cell>
          <table:table-cell table:style-name="ce7" office:value-type="float" office:value="0.393390482224232" calcext:value-type="float">
            <text:p>0.3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1.834766845715" calcext:value-type="float">
            <text:p>11.83</text:p>
          </table:table-cell>
          <table:table-cell table:formula="of:=[.E13]*[.E13]*[.D13]/1000" office:value-type="float" office:value="9.24407261530067" calcext:value-type="float">
            <text:p>9.24</text:p>
          </table:table-cell>
          <table:table-cell table:number-columns-repeated="2"/>
          <table:table-cell table:style-name="ce6" office:value-type="string" calcext:value-type="string">
            <text:p>E</text:p>
          </table:table-cell>
          <table:table-cell table:style-name="ce7" office:value-type="float" office:value="9.58720923834341" calcext:value-type="float">
            <text:p>9.59</text:p>
          </table:table-cell>
          <table:table-cell table:style-name="ce7" office:value-type="float" office:value="0.283213271442002" calcext:value-type="float">
            <text:p>0.2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8.47731350968674" calcext:value-type="float">
            <text:p>8.48</text:p>
          </table:table-cell>
          <table:table-cell table:formula="of:=[.E14]*[.E14]*[.D14]/1000" office:value-type="float" office:value="9.70175398610484" calcext:value-type="float">
            <text:p>9.70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7.7519818724943" calcext:value-type="float">
            <text:p>7.75</text:p>
          </table:table-cell>
          <table:table-cell table:formula="of:=[.E15]*[.E15]*[.D15]/1000" office:value-type="float" office:value="9.67500889518831" calcext:value-type="float">
            <text:p>9.68</text:p>
          </table:table-cell>
          <table:table-cell table:formula="of:=AVERAGE([.F12:.F17])" office:value-type="float" office:value="9.50911855776884" calcext:value-type="float">
            <text:p>9.50911855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 office:value-type="float" office:value="6.96197817970037" calcext:value-type="float">
            <text:p>6.96</text:p>
          </table:table-cell>
          <table:table-cell table:formula="of:=[.E16]*[.E16]*[.D16]/1000" office:value-type="float" office:value="9.74229717509945" calcext:value-type="float">
            <text:p>9.74</text:p>
          </table:table-cell>
          <table:table-cell office:value-type="string" calcext:value-type="string">
            <text:p>sigma 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6.05377894707972" calcext:value-type="float">
            <text:p>6.05</text:p>
          </table:table-cell>
          <table:table-cell table:formula="of:=[.E17]*[.E17]*[.D17]/1000" office:value-type="float" office:value="9.78507995720822" calcext:value-type="float">
            <text:p>9.79</text:p>
          </table:table-cell>
          <table:table-cell table:formula="of:=STDEV([.F12:.F17])" office:value-type="float" office:value="0.354557469843631" calcext:value-type="float">
            <text:p>0.3545574698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8.9804556154383" calcext:value-type="float">
            <text:p>18.98</text:p>
          </table:table-cell>
          <table:table-cell table:formula="of:=[.E18]*[.E18]*[.D18]/1000" office:value-type="float" office:value="6.12438082128362" calcext:value-type="float">
            <text:p>6.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6.597093264248" calcext:value-type="float">
            <text:p>16.60</text:p>
          </table:table-cell>
          <table:table-cell table:formula="of:=[.E19]*[.E19]*[.D19]/1000" office:value-type="float" office:value="5.78473360126505" calcext:value-type="float">
            <text:p>5.78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14.5678691597914" calcext:value-type="float">
            <text:p>14.57</text:p>
          </table:table-cell>
          <table:table-cell table:formula="of:=[.E20]*[.E20]*[.D20]/1000" office:value-type="float" office:value="6.15446154384722" calcext:value-type="float">
            <text:p>6.15</text:p>
          </table:table-cell>
          <table:table-cell table:formula="of:=AVERAGE([.F18:.F22])" office:value-type="float" office:value="6.58138364163214" calcext:value-type="float">
            <text:p>6.58138364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1" calcext:value-type="float">
            <text:p>61</text:p>
          </table:table-cell>
          <table:table-cell office:value-type="float" office:value="10.5388890935121" calcext:value-type="float">
            <text:p>10.54</text:p>
          </table:table-cell>
          <table:table-cell table:formula="of:=[.E21]*[.E21]*[.D21]/1000" office:value-type="float" office:value="6.77515918284623" calcext:value-type="float">
            <text:p>6.78</text:p>
          </table:table-cell>
          <table:table-cell office:value-type="string" calcext:value-type="string">
            <text:p>sigma g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style-name="ce1"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7.43380977701288" calcext:value-type="float">
            <text:p>7.43</text:p>
          </table:table-cell>
          <table:table-cell table:formula="of:=[.E22]*[.E22]*[.D22]/1000" office:value-type="float" office:value="8.0681830589186" calcext:value-type="float">
            <text:p>8.07</text:p>
          </table:table-cell>
          <table:table-cell table:formula="of:=STDEV([.F18:.F22])" office:value-type="float" office:value="0.904694259103128" calcext:value-type="float">
            <text:p>0.9046942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2.4243777260613" calcext:value-type="float">
            <text:p>12.42</text:p>
          </table:table-cell>
          <table:table-cell table:formula="of:=[.E23]*[.E23]*[.D23]/1000" office:value-type="float" office:value="8.79881422715139" calcext:value-type="float">
            <text:p>8.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8.08498109379726" calcext:value-type="float">
            <text:p>8.08</text:p>
          </table:table-cell>
          <table:table-cell table:formula="of:=[.E24]*[.E24]*[.D24]/1000" office:value-type="float" office:value="9.41283637733652" calcext:value-type="float">
            <text:p>9.41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.79731509010419" calcext:value-type="float">
            <text:p>5.80</text:p>
          </table:table-cell>
          <table:table-cell table:formula="of:=[.E25]*[.E25]*[.D25]/1000" office:value-type="float" office:value="9.64574346688357" calcext:value-type="float">
            <text:p>9.65</text:p>
          </table:table-cell>
          <table:table-cell table:formula="of:=AVERAGE([.F23:.F27])" office:value-type="float" office:value="9.46271356000185" calcext:value-type="float">
            <text:p>9.462713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44" calcext:value-type="float">
            <text:p>344</text:p>
          </table:table-cell>
          <table:table-cell office:value-type="float" office:value="5.31052138952011" calcext:value-type="float">
            <text:p>5.31</text:p>
          </table:table-cell>
          <table:table-cell table:formula="of:=[.E26]*[.E26]*[.D26]/1000" office:value-type="float" office:value="9.70136327542142" calcext:value-type="float">
            <text:p>9.70</text:p>
          </table:table-cell>
          <table:table-cell office:value-type="string" calcext:value-type="string">
            <text:p>sigma 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29" calcext:value-type="float">
            <text:p>429</text:p>
          </table:table-cell>
          <table:table-cell office:value-type="float" office:value="4.76848884919879" calcext:value-type="float">
            <text:p>4.77</text:p>
          </table:table-cell>
          <table:table-cell table:formula="of:=[.E27]*[.E27]*[.D27]/1000" office:value-type="float" office:value="9.75481045321635" calcext:value-type="float">
            <text:p>9.75</text:p>
          </table:table-cell>
          <table:table-cell table:formula="of:=STDEV([.F23:.F27])" office:value-type="float" office:value="0.393390482224231" calcext:value-type="float">
            <text:p>0.3933904822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7.1599598725493" calcext:value-type="float">
            <text:p>17.16</text:p>
          </table:table-cell>
          <table:table-cell table:formula="of:=[.E28]*[.E28]*[.D28]/1000" office:value-type="float" office:value="9.12839090765256" calcext:value-type="float">
            <text:p>9.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2.2173047639603" calcext:value-type="float">
            <text:p>12.22</text:p>
          </table:table-cell>
          <table:table-cell table:formula="of:=[.E29]*[.E29]*[.D29]/1000" office:value-type="float" office:value="9.55280228451118" calcext:value-type="float">
            <text:p>9.55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1.1779513891772" calcext:value-type="float">
            <text:p>11.18</text:p>
          </table:table-cell>
          <table:table-cell table:formula="of:=[.E30]*[.E30]*[.D30]/1000" office:value-type="float" office:value="9.62088798892819" calcext:value-type="float">
            <text:p>9.62</text:p>
          </table:table-cell>
          <table:table-cell table:formula="of:=AVERAGE([.F28:.F32])" office:value-type="float" office:value="9.58720923834341" calcext:value-type="float">
            <text:p>9.58720923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9.99093070046224" calcext:value-type="float">
            <text:p>9.99</text:p>
          </table:table-cell>
          <table:table-cell table:formula="of:=[.E31]*[.E31]*[.D31]/1000" office:value-type="float" office:value="9.78223223362101" calcext:value-type="float">
            <text:p>9.78</text:p>
          </table:table-cell>
          <table:table-cell office:value-type="string" calcext:value-type="string">
            <text:p>sigma g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style-name="ce1"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7.79827963657041" calcext:value-type="float">
            <text:p>7.80</text:p>
          </table:table-cell>
          <table:table-cell table:formula="of:=[.E32]*[.E32]*[.D32]/1000" office:value-type="float" office:value="9.85173277700409" calcext:value-type="float">
            <text:p>9.85</text:p>
          </table:table-cell>
          <table:table-cell table:formula="of:=STDEV([.F28:.F32])" office:value-type="float" office:value="0.283213271441999" calcext:value-type="float">
            <text:p>0.2832132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8:08:57.410416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07T10:46:00.711275510</meta:creation-date>
    <dc:date>2016-03-10T10:37:30.363038126</dc:date>
    <dc:creator>Vladislav Wohlrath</dc:creator>
    <meta:editing-duration>PT20H7M39S</meta:editing-duration>
    <meta:editing-cycles>54</meta:editing-cycles>
    <meta:generator>LibreOffice/4.4.3.2$Linux_X86_64 LibreOffice_project/40m0$Build-2</meta:generator>
    <meta:document-statistic meta:table-count="4" meta:cell-count="13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687cm" svg:y="3.207cm" style:legend-expansion="high" chart:style-name="ch2"/>
        <chart:plot-area chart:style-name="ch3" table:cell-range-address="sta.C3:sta.D8 sta.D13:sta.D18 sta.D23:sta.D27 sta.D32:sta.D36 sta.D41:sta.D45" chart:data-source-has-labels="row" svg:x="0.319cm" svg:y="0.18cm" svg:width="14.049cm" svg:height="8.645cm">
          <chartooo:coordinate-region svg:x="1.126cm" svg:y="0.379cm" svg:width="12.9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.D3:sta.D8" loext:label-string="aaa" chart:class="chart:scatter">
            <chart:domain table:cell-range-address="sta.C3:sta.C8"/>
            <chart:data-point chart:repeated="6"/>
          </chart:series>
          <chart:series chart:style-name="ch7" chart:values-cell-range-address="sta.D13:sta.D18" loext:label-string="bbb" chart:class="chart:scatter">
            <chart:domain table:cell-range-address="sta.C13:sta.C18"/>
            <chart:data-point chart:repeated="6"/>
          </chart:series>
          <chart:series chart:style-name="ch8" chart:values-cell-range-address="sta.D23:sta.D27" loext:label-string="ccc" chart:class="chart:scatter">
            <chart:domain table:cell-range-address="sta.C23:sta.C27"/>
            <chart:data-point chart:repeated="5"/>
          </chart:series>
          <chart:series chart:style-name="ch9" chart:values-cell-range-address="sta.D32:sta.D36" loext:label-string="ddd" chart:class="chart:scatter">
            <chart:domain table:cell-range-address="sta.C32:sta.C36"/>
            <chart:data-point chart:repeated="5"/>
          </chart:series>
          <chart:series chart:style-name="ch10" chart:values-cell-range-address="sta.D41:sta.D45" loext:label-string="eee" chart:class="chart:scatter">
            <chart:domain table:cell-range-address="sta.C41:sta.C4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aa</text:p>
              </table:table-cell>
              <table:table-cell office:value-type="string">
                <text:p>Column C</text:p>
              </table:table-cell>
              <table:table-cell office:value-type="string">
                <text:p>bbb</text:p>
              </table:table-cell>
              <table:table-cell office:value-type="string">
                <text:p>Column C</text:p>
              </table:table-cell>
              <table:table-cell office:value-type="string">
                <text:p>ccc</text:p>
              </table:table-cell>
              <table:table-cell office:value-type="string">
                <text:p>Column C</text:p>
              </table:table-cell>
              <table:table-cell office:value-type="string">
                <text:p>ddd</text:p>
              </table:table-cell>
              <table:table-cell office:value-type="string">
                <text:p>Column C</text:p>
              </table:table-cell>
              <table:table-cell office:value-type="string">
                <text:p>ee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ta.C3:sta.C8</svg:desc>
                </draw:g>
              </table:table-cell>
              <table:table-cell office:value-type="float" office:value="33">
                <text:p>33</text:p>
                <draw:g>
                  <svg:desc>sta.D3:sta.D8</svg:desc>
                </draw:g>
              </table:table-cell>
              <table:table-cell office:value-type="float" office:value="20">
                <text:p>20</text:p>
                <draw:g>
                  <svg:desc>sta.C13:sta.C18</svg:desc>
                </draw:g>
              </table:table-cell>
              <table:table-cell office:value-type="float" office:value="27">
                <text:p>27</text:p>
                <draw:g>
                  <svg:desc>sta.D13:sta.D18</svg:desc>
                </draw:g>
              </table:table-cell>
              <table:table-cell office:value-type="float" office:value="100">
                <text:p>100</text:p>
                <draw:g>
                  <svg:desc>sta.C23:sta.C27</svg:desc>
                </draw:g>
              </table:table-cell>
              <table:table-cell office:value-type="float" office:value="17">
                <text:p>17</text:p>
                <draw:g>
                  <svg:desc>sta.D23:sta.D27</svg:desc>
                </draw:g>
              </table:table-cell>
              <table:table-cell office:value-type="float" office:value="20">
                <text:p>20</text:p>
                <draw:g>
                  <svg:desc>sta.C32:sta.C36</svg:desc>
                </draw:g>
              </table:table-cell>
              <table:table-cell office:value-type="float" office:value="57">
                <text:p>57</text:p>
                <draw:g>
                  <svg:desc>sta.D32:sta.D36</svg:desc>
                </draw:g>
              </table:table-cell>
              <table:table-cell office:value-type="float" office:value="50">
                <text:p>50</text:p>
                <draw:g>
                  <svg:desc>sta.C41:sta.C45</svg:desc>
                </draw:g>
              </table:table-cell>
              <table:table-cell office:value-type="float" office:value="31">
                <text:p>31</text:p>
                <draw:g>
                  <svg:desc>sta.D41:sta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87">
                <text:p>287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81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161">
                <text:p>161</text:p>
              </table:table-cell>
              <table:table-cell office:value-type="float" office:value="250">
                <text:p>250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344">
                <text:p>344</text:p>
              </table:table-cell>
              <table:table-cell office:value-type="float" office:value="150">
                <text:p>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429">
                <text:p>429</text:p>
              </table:table-cell>
              <table:table-cell office:value-type="float" office:value="250">
                <text:p>2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63">
                <text:p>163</text:p>
              </table:table-cell>
              <table:table-cell office:value-type="float" office:value="200">
                <text:p>200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